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44pt" fo:language="de" fo:country="DE" style:text-underline-style="none" fo:font-weight="bold" style:font-size-asian="44pt" style:font-weight-asian="bold" style:font-size-complex="44pt" style:font-weight-complex="bold"/>
    </style:style>
    <style:style style:name="P2" style:family="paragraph" style:parent-style-name="Standard">
      <style:paragraph-properties fo:text-align="center" style:justify-single-word="false"/>
      <style:text-properties style:font-name="Calibri" fo:font-size="20pt" fo:language="de" fo:country="DE" style:text-underline-style="none" fo:font-weight="normal" style:font-size-asian="20pt" style:font-weight-asian="normal" style:font-size-complex="20pt" style:font-weight-complex="normal"/>
    </style:style>
    <style:style style:name="P3" style:family="paragraph" style:parent-style-name="Standard">
      <style:paragraph-properties style:text-autospace="none"/>
      <style:text-properties style:font-name="Calibri" fo:font-size="20pt" fo:language="de" fo:country="DE" style:text-underline-style="none" style:font-name-asian="Times New Roman" style:font-size-asian="20pt" style:font-name-complex="Times New Roman" style:font-size-complex="20pt"/>
    </style:style>
    <style:style style:name="P4" style:family="paragraph" style:parent-style-name="Standard">
      <style:paragraph-properties fo:text-align="center" style:justify-single-word="false"/>
      <style:text-properties style:font-name="Calibri" fo:font-size="10pt" fo:language="de" fo:country="DE" style:text-underline-style="none" style:font-name-asian="Calibri1" style:font-size-asian="10pt" style:font-name-complex="Calibri1" style:font-size-complex="10pt"/>
    </style:style>
    <style:style style:name="P5" style:family="paragraph" style:parent-style-name="Standard">
      <style:paragraph-properties style:text-autospace="none"/>
      <style:text-properties style:font-name="Calibri" fo:font-size="10pt" fo:language="de" fo:country="DE" style:text-underline-style="none" style:font-name-asian="Times New Roman" style:font-size-asian="10pt" style:font-name-complex="Times New Roman" style:font-size-complex="10pt"/>
    </style:style>
    <style:style style:name="P6" style:family="paragraph" style:parent-style-name="Standard">
      <style:paragraph-properties style:text-autospace="none"/>
      <style:text-properties style:font-name="Calibri" fo:font-size="10pt" fo:language="de" fo:country="DE" style:text-underline-style="none" style:font-size-asian="10pt" style:font-size-complex="10pt"/>
    </style:style>
    <style:style style:name="P7" style:family="paragraph" style:parent-style-name="Standard">
      <style:paragraph-properties fo:text-align="start" style:justify-single-word="false"/>
      <style:text-properties style:font-name="Calibri" fo:font-size="10pt" fo:language="de" fo:country="DE" style:text-underline-style="none" fo:font-weight="normal" style:font-size-asian="10pt" style:font-weight-asian="normal" style:font-size-complex="10pt" style:font-weight-complex="normal"/>
    </style:style>
    <style:style style:name="P8" style:family="paragraph" style:parent-style-name="Standard">
      <style:text-properties style:font-name="Calibri" fo:font-size="10pt" style:font-size-asian="10pt" style:font-size-complex="10pt"/>
    </style:style>
    <style:style style:name="P9" style:family="paragraph" style:parent-style-name="Standard">
      <style:paragraph-properties style:text-autospace="none"/>
      <style:text-properties style:font-name="Calibri" fo:font-size="12pt" fo:language="de" fo:country="DE" style:text-underline-style="none" style:font-name-asian="Times New Roman" style:font-size-asian="12pt" style:font-name-complex="Times New Roman" style:font-size-complex="12pt"/>
    </style:style>
    <style:style style:name="P10" style:family="paragraph" style:parent-style-name="Standard">
      <style:paragraph-properties fo:margin-top="0cm" fo:margin-bottom="0cm" style:text-autospace="none"/>
      <style:text-properties fo:font-variant="normal" fo:text-transform="none" style:font-name="Calibri" fo:font-size="18pt" fo:language="de" fo:country="DE" fo:font-style="normal" style:text-underline-style="none" fo:font-weight="normal" style:font-name-asian="Times New Roman" style:font-size-asian="18pt" style:font-name-complex="Times New Roman" style:font-size-complex="18pt"/>
    </style:style>
    <style:style style:name="P11" style:family="paragraph" style:parent-style-name="Standard">
      <style:paragraph-properties fo:margin-top="0cm" fo:margin-bottom="0cm" style:text-autospace="none"/>
      <style:text-properties fo:font-variant="normal" fo:text-transform="none" style:font-name="Calibri" fo:font-size="11.25pt" fo:language="de" fo:country="DE" fo:font-style="normal" style:text-underline-style="none" fo:font-weight="normal" style:font-name-asian="Times New Roman" style:font-size-asian="16pt" style:font-name-complex="Times New Roman" style:font-size-complex="16pt"/>
    </style:style>
    <style:style style:name="P12" style:family="paragraph" style:parent-style-name="Standard">
      <style:paragraph-properties fo:margin-top="0cm" fo:margin-bottom="0cm" style:text-autospace="none"/>
      <style:text-properties fo:font-variant="normal" fo:text-transform="none" style:font-name="Calibri" fo:font-size="10pt" fo:language="de" fo:country="DE" fo:font-style="normal" style:text-underline-style="none" fo:font-weight="normal" style:font-name-asian="Times New Roman" style:font-size-asian="10pt" style:font-name-complex="Times New Roman" style:font-size-complex="10pt"/>
    </style:style>
    <style:style style:name="P13" style:family="paragraph" style:parent-style-name="Standard">
      <style:paragraph-properties fo:margin-top="0cm" fo:margin-bottom="0cm" style:line-height-at-least="0.457cm" style:text-autospace="none"/>
      <style:text-properties style:font-name="Calibri" fo:font-size="20pt" fo:language="de" fo:country="DE" style:text-underline-style="none" style:font-name-asian="Calibri1" style:font-size-asian="20pt" style:font-name-complex="Calibri1" style:font-size-complex="20pt"/>
    </style:style>
    <style:style style:name="P14" style:family="paragraph" style:parent-style-name="Standard">
      <style:paragraph-properties fo:margin-top="0cm" fo:margin-bottom="0cm" style:text-autospace="none"/>
      <style:text-properties style:font-name="Calibri" fo:font-size="20pt" fo:language="de" fo:country="DE" style:text-underline-style="none" style:font-name-asian="Times New Roman" style:font-size-asian="20pt" style:font-name-complex="Times New Roman" style:font-size-complex="20pt"/>
    </style:style>
    <style:style style:name="P15" style:family="paragraph" style:parent-style-name="Standard">
      <style:paragraph-properties fo:margin-top="0cm" fo:margin-bottom="0cm" fo:text-align="start" style:justify-single-word="false"/>
      <style:text-properties style:font-name="Calibri" fo:font-size="20pt" fo:language="de" fo:country="DE" style:text-underline-style="none" fo:font-weight="normal" style:font-size-asian="20pt" style:font-weight-asian="normal" style:font-size-complex="20pt" style:font-weight-complex="normal"/>
    </style:style>
    <style:style style:name="P16" style:family="paragraph" style:parent-style-name="Standard">
      <style:paragraph-properties fo:margin-top="0cm" fo:margin-bottom="0cm" style:line-height-at-least="0.457cm" style:text-autospace="none"/>
      <style:text-properties style:font-name="Calibri" fo:font-size="10pt" fo:language="de" fo:country="DE" style:text-underline-style="none" style:font-size-asian="10pt" style:font-size-complex="10pt"/>
    </style:style>
    <style:style style:name="P17" style:family="paragraph" style:parent-style-name="Standard">
      <style:paragraph-properties fo:margin-top="0cm" fo:margin-bottom="0cm" style:line-height-at-least="0.457cm" style:text-autospace="none"/>
      <style:text-properties style:font-name="Calibri" fo:font-size="10pt" fo:language="de" fo:country="DE" style:text-underline-style="none" style:font-name-asian="Calibri1" style:font-size-asian="10pt" style:font-name-complex="Calibri1" style:font-size-complex="10pt"/>
    </style:style>
    <style:style style:name="P18" style:family="paragraph" style:parent-style-name="Standard">
      <style:paragraph-properties fo:margin-top="0cm" fo:margin-bottom="0cm" style:line-height-at-least="0.457cm" fo:text-align="start" style:justify-single-word="false" style:text-autospace="none"/>
      <style:text-properties style:font-name="Calibri" fo:font-size="10pt" fo:language="de" fo:country="DE" style:text-underline-style="none" style:font-name-asian="Calibri1" style:font-size-asian="10pt" style:font-name-complex="Calibri1" style:font-size-complex="10pt"/>
    </style:style>
    <style:style style:name="P19" style:family="paragraph" style:parent-style-name="Standard">
      <style:paragraph-properties fo:margin-top="0cm" fo:margin-bottom="0cm" style:line-height-at-least="0.457cm" fo:text-align="start" style:justify-single-word="false" style:text-autospace="none"/>
      <style:text-properties style:font-name="Calibri" fo:font-size="10pt" fo:language="de" fo:country="DE" style:text-underline-style="none" fo:font-weight="bold" style:font-name-asian="Calibri1" style:font-size-asian="10pt" style:font-weight-asian="bold" style:font-name-complex="Calibri1" style:font-size-complex="10pt" style:font-weight-complex="bold"/>
    </style:style>
    <style:style style:name="P20" style:family="paragraph" style:parent-style-name="Standard">
      <style:paragraph-properties fo:margin-top="0cm" fo:margin-bottom="0cm" style:line-height-at-least="0.457cm" style:text-autospace="none"/>
      <style:text-properties style:font-name="Calibri" fo:font-size="10pt" fo:language="de" fo:country="DE" style:text-underline-style="none" fo:font-weight="bold" style:font-name-asian="Calibri1" style:font-size-asian="10pt" style:font-weight-asian="bold" style:font-name-complex="Calibri1" style:font-size-complex="10pt" style:font-weight-complex="bold"/>
    </style:style>
    <style:style style:name="P21" style:family="paragraph" style:parent-style-name="Standard">
      <style:paragraph-properties fo:margin-top="0cm" fo:margin-bottom="0cm" style:line-height-at-least="0.457cm" fo:text-align="start" style:justify-single-word="false" style:text-autospace="none"/>
      <style:text-properties style:font-name="Calibri" fo:font-size="10pt" fo:language="de" fo:country="DE" style:text-underline-style="none" fo:font-weight="normal" style:font-name-asian="Calibri1" style:font-size-asian="10pt" style:font-weight-asian="normal" style:font-name-complex="Calibri1" style:font-size-complex="10pt" style:font-weight-complex="normal"/>
    </style:style>
    <style:style style:name="P22" style:family="paragraph" style:parent-style-name="Standard">
      <style:paragraph-properties fo:margin-top="0cm" fo:margin-bottom="0cm" fo:text-align="start" style:justify-single-word="false"/>
      <style:text-properties style:font-name="Calibri" fo:font-size="10pt" fo:language="de" fo:country="DE" style:text-underline-style="none" fo:font-weight="normal" style:font-size-asian="10pt" style:font-weight-asian="normal" style:font-size-complex="10pt" style:font-weight-complex="normal"/>
    </style:style>
    <style:style style:name="P23" style:family="paragraph" style:parent-style-name="Standard">
      <style:paragraph-properties fo:margin-top="0cm" fo:margin-bottom="0cm" style:text-autospace="none"/>
      <style:text-properties style:font-name="Calibri" fo:font-size="10pt" fo:language="de" fo:country="DE" style:text-underline-style="none" style:font-name-asian="Times New Roman" style:font-size-asian="10pt" style:font-name-complex="Times New Roman" style:font-size-complex="10pt"/>
    </style:style>
    <style:style style:name="P24" style:family="paragraph" style:parent-style-name="Standard">
      <style:paragraph-properties fo:margin-top="0cm" fo:margin-bottom="0cm" style:text-autospace="none"/>
      <style:text-properties style:font-name="Calibri" fo:font-size="12pt" fo:language="de" fo:country="DE" style:text-underline-style="none" style:font-name-asian="Times New Roman" style:font-size-asian="12pt" style:font-name-complex="Times New Roman" style:font-size-complex="12pt"/>
    </style:style>
    <style:style style:name="P25" style:family="paragraph" style:parent-style-name="Standard">
      <style:paragraph-properties fo:margin-top="0cm" fo:margin-bottom="0cm" fo:text-align="start" style:justify-single-word="false" style:text-autospace="none"/>
    </style:style>
    <style:style style:name="P26" style:family="paragraph" style:parent-style-name="Standard">
      <style:paragraph-properties fo:margin-top="0cm" fo:margin-bottom="0cm" fo:text-align="start" style:justify-single-word="false" fo:padding="0cm" fo:border="none"/>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27" style:family="paragraph" style:parent-style-name="Standard">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28" style:family="paragraph" style:parent-style-name="Standard">
      <style:paragraph-properties fo:margin-top="0cm" fo:margin-bottom="0cm" fo:text-align="start" style:justify-single-word="false" fo:background-color="#ffffff" fo:padding="0cm" fo:border="none">
        <style:background-image/>
      </style:paragraph-properties>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29" style:family="paragraph" style:parent-style-name="Standard">
      <style:paragraph-properties fo:margin-top="0cm" fo:margin-bottom="0cm" fo:text-align="start" style:justify-single-word="false" fo:background-color="#ffffff" fo:padding="0cm" fo:border="none">
        <style:background-image/>
      </style:paragraph-properties>
      <style:text-properties fo:font-variant="normal" fo:text-transform="none" style:font-name="Calibri" fo:font-size="10pt" fo:language="de" fo:country="DE" fo:font-style="normal" style:text-underline-style="none" fo:font-weight="bold" style:font-size-asian="10pt" style:font-weight-asian="bold" style:font-size-complex="10pt" style:font-weight-complex="bold"/>
    </style:style>
    <style:style style:name="P30" style:family="paragraph" style:parent-style-name="Standard">
      <style:paragraph-properties fo:margin-top="0cm" fo:margin-bottom="0cm" fo:text-align="start" style:justify-single-word="false" fo:background-color="#ffffff" fo:padding="0cm" fo:border="none">
        <style:background-image/>
      </style:paragraph-properties>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31" style:family="paragraph" style:parent-style-name="Standard">
      <style:paragraph-properties fo:margin-left="0cm" fo:margin-right="-0.025cm" fo:margin-top="0cm" fo:margin-bottom="0cm" fo:text-align="start" style:justify-single-word="false" fo:text-indent="0cm" style:auto-text-indent="false" fo:padding="0cm" fo:border="none"/>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32" style:family="paragraph" style:parent-style-name="Standard" style:master-page-name="">
      <style:paragraph-properties fo:margin-left="0cm" fo:margin-right="-0.025cm" fo:margin-top="0cm" fo:margin-bottom="0cm" fo:text-align="start" style:justify-single-word="false" fo:text-indent="0cm" style:auto-text-indent="false" style:page-number="auto"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33" style:family="paragraph" style:parent-style-name="Standard">
      <style:paragraph-properties fo:margin-left="0cm" fo:margin-right="0.688cm" fo:margin-top="0.159cm" fo:margin-bottom="0cm" fo:text-indent="0cm" style:auto-text-indent="false" fo:padding="0cm" fo:border="none"/>
      <style:text-properties fo:font-variant="normal" fo:text-transform="none" style:font-name="Calibri" fo:font-size="18pt" fo:language="de" fo:country="DE" fo:font-style="normal" style:text-underline-style="none" fo:font-weight="normal" style:font-size-asian="18pt" style:font-size-complex="18pt"/>
    </style:style>
    <style:style style:name="P34" style:family="paragraph" style:parent-style-name="Standard">
      <style:paragraph-properties fo:margin-left="0cm" fo:margin-right="0.688cm" fo:margin-top="0.159cm" fo:margin-bottom="0cm" fo:text-indent="0cm" style:auto-text-indent="false" fo:padding="0cm" fo:border="none"/>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35" style:family="paragraph" style:parent-style-name="Standard">
      <style:paragraph-properties fo:margin-left="0cm" fo:margin-right="0.688cm" fo:margin-top="0.159cm" fo:margin-bottom="0cm"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size-complex="10pt"/>
    </style:style>
    <style:style style:name="P36" style:family="paragraph" style:parent-style-name="Standard">
      <style:paragraph-properties fo:margin-left="0cm" fo:margin-right="0.688cm" fo:margin-top="0.159cm" fo:margin-bottom="0cm"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37" style:family="paragraph" style:parent-style-name="Standard">
      <style:paragraph-properties fo:margin-left="0cm" fo:margin-right="0.688cm" fo:margin-top="0.159cm" fo:margin-bottom="0cm" style:line-height-at-least="0.457cm" fo:text-indent="0cm" style:auto-text-indent="false" fo:padding="0cm" fo:border="none" style:text-autospace="none"/>
      <style:text-properties fo:font-variant="normal" fo:text-transform="none" style:font-name="Calibri" fo:font-size="10pt" fo:language="de" fo:country="DE" fo:font-style="normal" style:text-underline-style="none" fo:font-weight="normal" style:font-name-asian="Calibri1" style:font-size-asian="10pt" style:font-name-complex="Calibri1" style:font-size-complex="10pt"/>
    </style:style>
    <style:style style:name="P38" style:family="paragraph" style:parent-style-name="Standard">
      <style:paragraph-properties fo:margin-left="0cm" fo:margin-right="0.688cm" fo:margin-top="0.159cm" fo:margin-bottom="0cm" fo:text-indent="0cm" style:auto-text-indent="false" fo:padding="0cm" fo:border="none"/>
      <style:text-properties fo:font-variant="normal" fo:text-transform="none" style:font-name="Calibri" fo:font-size="10pt" fo:language="de" fo:country="DE" fo:font-style="normal" style:text-underline-style="none" fo:font-weight="bold" style:font-size-asian="10pt" style:font-weight-asian="bold" style:font-size-complex="10pt" style:font-weight-complex="bold"/>
    </style:style>
    <style:style style:name="P39" style:family="paragraph" style:parent-style-name="Standard">
      <style:paragraph-properties fo:margin-left="0cm" fo:margin-right="0.688cm" fo:margin-top="0cm" fo:margin-bottom="0cm" fo:text-indent="0cm" style:auto-text-indent="false" fo:padding="0cm" fo:border="none"/>
      <style:text-properties fo:font-variant="normal" fo:text-transform="none" style:font-name="Calibri" fo:font-size="12pt" fo:language="de" fo:country="DE" fo:font-style="normal" style:text-underline-style="none" fo:font-weight="normal" style:font-size-asian="12pt" style:font-weight-asian="normal" style:font-size-complex="12pt" style:font-weight-complex="normal"/>
    </style:style>
    <style:style style:name="P40"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font-name="Calibri" fo:font-size="18pt" fo:language="de" fo:country="DE" fo:font-style="normal" style:text-underline-style="none" fo:font-weight="normal" style:font-size-asian="18pt" style:font-weight-asian="normal" style:font-size-complex="18pt" style:font-weight-complex="normal"/>
    </style:style>
    <style:style style:name="P41" style:family="paragraph" style:parent-style-name="Standard">
      <style:paragraph-properties fo:margin-left="0cm" fo:margin-right="0.688cm" fo:margin-top="0cm" fo:margin-bottom="0cm" fo:text-indent="0cm" style:auto-text-indent="false" fo:padding="0cm" fo:border="none"/>
      <style:text-properties fo:font-variant="normal" fo:text-transform="none" style:font-name="Calibri" fo:font-size="18pt" fo:language="de" fo:country="DE" fo:font-style="normal" style:text-underline-style="none" fo:font-weight="normal" style:font-size-asian="18pt" style:font-size-complex="18pt"/>
    </style:style>
    <style:style style:name="P42" style:family="paragraph" style:parent-style-name="Standard">
      <style:paragraph-properties fo:margin-left="0cm" fo:margin-right="0.688cm" fo:margin-top="0cm" fo:margin-bottom="0cm"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size-complex="10pt"/>
    </style:style>
    <style:style style:name="P43"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font-name="Calibri" fo:font-size="10pt" fo:language="de" fo:country="DE" fo:font-style="normal" style:text-underline-style="none" fo:font-weight="bold" style:font-size-asian="10pt" style:font-weight-asian="bold" style:font-size-complex="10pt" style:font-weight-complex="bold"/>
    </style:style>
    <style:style style:name="P45" style:family="paragraph" style:parent-style-name="Standard">
      <style:paragraph-properties fo:margin-left="0cm" fo:margin-right="0.688cm" fo:margin-top="0cm" fo:margin-bottom="0cm" fo:text-indent="0cm" style:auto-text-indent="false" fo:padding="0cm" fo:border="none"/>
      <style:text-properties fo:font-variant="normal" fo:text-transform="none" style:font-name="Calibri" fo:font-size="10.5pt" fo:language="de" fo:country="DE" fo:font-style="normal" style:text-underline-style="none" fo:font-weight="bold" style:font-size-asian="10.5pt" style:font-weight-asian="bold" style:font-size-complex="10.5pt" style:font-weight-complex="bold"/>
    </style:style>
    <style:style style:name="P46"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font-name="Calibri" fo:font-size="14pt" fo:language="de" fo:country="DE" fo:font-style="normal" style:text-underline-style="none" fo:font-weight="normal" style:font-size-asian="14pt" style:font-weight-asian="normal" style:font-size-complex="14pt" style:font-weight-complex="normal"/>
    </style:style>
    <style:style style:name="P47"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text-position="0% 100%" style:font-name="Calibri" fo:font-size="12pt" fo:language="de" fo:country="DE" fo:font-style="normal" style:text-underline-style="none" fo:font-weight="normal" style:font-size-asian="12pt" style:font-weight-asian="normal" style:font-size-complex="12pt" style:font-weight-complex="normal"/>
    </style:style>
    <style:style style:name="P48" style:family="paragraph" style:parent-style-name="Standard">
      <style:paragraph-properties fo:margin-left="0.529cm" fo:margin-right="0.688cm" fo:margin-top="0.159cm" fo:margin-bottom="0cm" fo:text-indent="0cm" style:auto-text-indent="false" fo:padding="0cm" fo:border="none"/>
      <style:text-properties fo:font-variant="normal" fo:text-transform="none" style:font-name="Calibri" fo:font-size="11.25pt" fo:language="de" fo:country="DE" fo:font-style="normal" style:text-underline-style="none" fo:font-weight="normal"/>
    </style:style>
    <style:style style:name="P49" style:family="paragraph" style:parent-style-name="Standard">
      <style:paragraph-properties fo:margin-left="0.529cm" fo:margin-right="0.688cm" fo:margin-top="0.159cm" fo:margin-bottom="0cm"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size-complex="10pt"/>
    </style:style>
    <style:style style:name="P50" style:family="paragraph" style:parent-style-name="Standard">
      <style:paragraph-properties fo:margin-left="0.529cm" fo:margin-right="0.688cm" fo:margin-top="0cm" fo:margin-bottom="0cm" fo:text-indent="0cm" style:auto-text-indent="false" fo:padding="0cm" fo:border="none"/>
      <style:text-properties fo:font-variant="normal" fo:text-transform="none" style:font-name="Calibri" fo:font-size="11.25pt" fo:language="de" fo:country="DE" fo:font-style="normal" style:text-underline-style="none" fo:font-weight="normal"/>
    </style:style>
    <style:style style:name="P51" style:family="paragraph" style:parent-style-name="Standard">
      <style:paragraph-properties fo:margin-left="0.529cm" fo:margin-right="0.688cm" fo:margin-top="0cm" fo:margin-bottom="0cm"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size-complex="10pt"/>
    </style:style>
    <style:style style:name="P52" style:family="paragraph" style:parent-style-name="Standard" style:list-style-name="L2">
      <style:paragraph-properties fo:text-align="start" style:justify-single-word="false"/>
      <style:text-properties style:font-name="Calibri" fo:font-size="10pt" fo:language="de" fo:country="DE" style:text-underline-style="none" fo:font-weight="normal" style:font-size-asian="10pt" style:font-weight-asian="normal" style:font-size-complex="10pt" style:font-weight-complex="normal"/>
    </style:style>
    <style:style style:name="P53" style:family="paragraph" style:parent-style-name="Standard" style:list-style-name="L2">
      <style:paragraph-properties fo:text-align="start" style:justify-single-word="false"/>
      <style:text-properties style:font-name="Calibri" fo:font-size="10pt" fo:language="de" fo:country="DE" style:text-underline-style="none" fo:font-weight="bold" style:font-size-asian="10pt" style:font-weight-asian="bold" style:font-size-complex="10pt" style:font-weight-complex="bold"/>
    </style:style>
    <style:style style:name="P54" style:family="paragraph" style:parent-style-name="Standard" style:list-style-name="L2">
      <style:paragraph-properties fo:text-align="start" style:justify-single-word="false"/>
      <style:text-properties style:font-name="Calibri" fo:font-size="10pt" fo:language="de" fo:country="DE" fo:font-style="italic" style:text-underline-style="none" fo:font-weight="normal" style:font-size-asian="10pt" style:font-style-asian="italic" style:font-weight-asian="normal" style:font-size-complex="10pt" style:font-style-complex="italic" style:font-weight-complex="normal"/>
    </style:style>
    <style:style style:name="P55" style:family="paragraph" style:parent-style-name="Standard" style:list-style-name="L2">
      <style:paragraph-properties fo:text-align="start" style:justify-single-word="false"/>
      <style:text-properties style:font-name="Calibri" fo:font-size="10pt" fo:language="de" fo:country="DE" fo:font-style="italic" style:text-underline-style="none" fo:font-weight="bold" style:font-size-asian="10pt" style:font-style-asian="italic" style:font-weight-asian="bold" style:font-size-complex="10pt" style:font-style-complex="italic" style:font-weight-complex="bold"/>
    </style:style>
    <style:style style:name="P56" style:family="paragraph" style:parent-style-name="Standard" style:list-style-name="L2">
      <style:paragraph-properties fo:text-align="start" style:justify-single-word="false"/>
      <style:text-properties style:font-name="Calibri"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list-style-name="L2">
      <style:paragraph-properties fo:text-align="start" style:justify-single-word="false"/>
      <style:text-properties style:font-name="Calibri"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58" style:family="paragraph" style:parent-style-name="Standard" style:list-style-name="L1">
      <style:paragraph-properties fo:margin-top="0cm" fo:margin-bottom="0cm" style:line-height-at-least="0.457cm" fo:text-align="start" style:justify-single-word="false" style:text-autospace="none"/>
      <style:text-properties style:font-name="Calibri" fo:font-size="10pt" fo:language="de" fo:country="DE" style:text-underline-style="none" style:font-name-asian="Calibri1" style:font-size-asian="10pt" style:font-name-complex="Calibri1" style:font-size-complex="10pt"/>
    </style:style>
    <style:style style:name="P59" style:family="paragraph" style:parent-style-name="Standard" style:list-style-name="L1">
      <style:paragraph-properties fo:margin-top="0cm" fo:margin-bottom="0cm" style:line-height-at-least="0.457cm" fo:text-align="start" style:justify-single-word="false" style:text-autospace="none"/>
      <style:text-properties style:font-name="Calibri" fo:font-size="10pt" fo:language="de" fo:country="DE" style:text-underline-style="none" fo:font-weight="bold" style:font-name-asian="Calibri1" style:font-size-asian="10pt" style:font-weight-asian="bold" style:font-name-complex="Calibri1" style:font-size-complex="10pt" style:font-weight-complex="bold"/>
    </style:style>
    <style:style style:name="P60" style:family="paragraph" style:parent-style-name="Standard">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61" style:family="paragraph" style:parent-style-name="Standard" style:list-style-name="L3">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62" style:family="paragraph" style:parent-style-name="Standard" style:list-style-name="L4">
      <style:paragraph-properties fo:margin-top="0cm" fo:margin-bottom="0cm" fo:text-align="start" style:justify-single-word="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63" style:family="paragraph" style:parent-style-name="Standard" style:list-style-name="L3">
      <style:paragraph-properties fo:margin-left="0cm" fo:margin-right="-0.025cm" fo:margin-top="0cm" fo:margin-bottom="0cm" fo:text-align="start" style:justify-single-word="false" fo:text-indent="0cm" style:auto-text-indent="false" fo:padding="0cm" fo:border="none"/>
      <style:text-properties fo:font-variant="normal" fo:text-transform="none" style:font-name="Calibri" fo:font-size="10pt" fo:language="de" fo:country="DE" fo:font-style="normal" style:text-underline-style="none" fo:font-weight="normal" style:font-size-asian="10pt" style:font-weight-asian="normal" style:font-size-complex="10pt" style:font-weight-complex="normal"/>
    </style:style>
    <style:style style:name="P64" style:family="paragraph" style:parent-style-name="Standard">
      <style:paragraph-properties fo:margin-left="0cm" fo:margin-right="0.688cm" fo:margin-top="0cm" fo:margin-bottom="0cm" fo:text-align="start" style:justify-single-word="false" fo:text-indent="0cm" style:auto-text-indent="false" fo:padding="0cm" fo:border="none"/>
      <style:text-properties fo:font-variant="normal" fo:text-transform="none" style:font-name="Calibri" fo:font-size="10pt" fo:language="de" fo:country="DE" fo:font-style="normal" style:text-underline-style="none"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bold" style:font-name-asian="Calibri1" style:font-weight-asian="bold" style:font-name-complex="Calibri1" style:font-weight-complex="bold"/>
    </style:style>
    <style:style style:name="T3" style:family="text">
      <style:text-properties fo:font-weight="normal" style:font-weight-asian="normal" style:font-weight-complex="normal"/>
    </style:style>
    <style:style style:name="T4" style:family="text">
      <style:text-properties style:font-name-asian="Times New Roman" style:font-name-complex="Times New Roman"/>
    </style:style>
    <style:style style:name="T5" style:family="text">
      <style:text-properties style:font-name-asian="Calibri1" style:font-name-complex="Calibri1"/>
    </style:style>
    <style:style style:name="T6" style:family="text">
      <style:text-properties style:font-name-asian="Calibri1" style:font-weight-asian="normal" style:font-name-complex="Calibri1" style:font-weight-complex="normal"/>
    </style:style>
    <style:style style:name="T7" style:family="text">
      <style:text-properties fo:font-size="10pt" style:font-size-asian="10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8pt" style:font-size-asian="18pt" style:font-size-complex="18pt"/>
    </style:style>
    <style:style style:name="T10" style:family="text">
      <style:text-properties fo:font-variant="normal" fo:text-transform="none" style:font-name="Calibri" fo:font-size="10pt" fo:letter-spacing="normal" fo:font-style="normal" fo:font-weight="normal" style:font-size-asian="10pt" style:font-size-complex="10pt"/>
    </style:style>
    <style:style style:name="T11" style:family="text">
      <style:text-properties style:font-name="Calibri" fo:font-size="10pt" fo:language="de" fo:country="DE"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font-weight-complex="normal"/>
    </style:style>
    <style:style style:name="T12" style:family="text">
      <style:text-properties style:font-name="Calibri" fo:font-size="10pt" style:font-size-asian="10pt" style:font-size-complex="10pt"/>
    </style:style>
    <style:style style:name="T13" style:family="text">
      <style:text-properties style:text-position="0% 100%"/>
    </style:style>
    <style:style style:name="T14" style:family="text">
      <style:text-properties style:text-position="0% 100%" fo:font-weight="normal"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style:text-underline-style="solid" style:text-underline-width="auto" style:text-underline-color="font-color"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EN</text:p>
      <text:p text:style-name="P2">für unser RPG</text:p>
      <text:p text:style-name="P4"/>
      <text:p text:style-name="P13">Voreinstellung:</text:p>
      <text:p text:style-name="P20">Normal:</text:p>
      <text:p text:style-name="P17">Charakter Stimme aus, Schnellreise aus (es wird alternativ Methoden geben), Intro an, Survival mittel, Verschleiß realistisch, Sumpf realistisch, Essen/Trinken Automatisch außerhalb des Kampfes mit Animation, Krankheiten realistisch stufen 6 realistische Entwicklung (jeden Tag eine neue Stufe bis zum Tod, langsamer wenn man schläft und heil tränke nimmt, man muss sich entweder selber einen Trank brauen ist aber sehr schwer, oder zu einem Heiler in deinem Dorf oder einer Stadt gehen.) Levelsystem Realistisch 2, Heilen nur wenn die Wunden versorgt wurden oder Heil tränke, man verliert leben wenn die Trefferpunkte unter 30% sinken. Heil tränke sind rar und sehr teuer (bis Level 20 oder so) also für die ersten 5-15 Stunden Warten/Schlafen Realistisch.</text:p>
      <text:p text:style-name="P13">Verstellbar:</text:p>
      <text:p text:style-name="P35"><text:span text:style-name="T1">Charakter Stimme</text:span>: An/Aus</text:p>
      <text:p text:style-name="P38">Warten/Schlafen: <text:span text:style-name="T3">Normal/Realistisch/ Semi-Realistisch</text:span></text:p>
      <text:p text:style-name="P36">Realistisch: Schlafen geht nur wenn man auch eine Weile Wach war min. 10 Spiel Stunden und birgt gefahren wenn man an keinen sicheren Orten schläft. Warten sollte man nur an Sicheren Orten sonst kann es Passieren das man während dem Warten überrascht wird.</text:p>
      <text:p text:style-name="P36">Normal: Schlafen geht immer und bringt keine Gefahren. Warten bringt keine Gefahren.</text:p>
      <text:p text:style-name="P36">Semi-Realistisch: Schlafen geht immer bringt Gefahren. Warten bringt Gefahren.</text:p>
      <text:p text:style-name="P37"><text:span text:style-name="T1">Intro</text:span>: An/Aus (Wenn aus kann man beim Charakter Ersteller seine Boni manuell eingeben)</text:p>
      <text:p text:style-name="P16"><text:span text:style-name="T2">Schnellreise</text:span><text:span text:style-name="T5">: An/Aus</text:span></text:p>
      <text:p text:style-name="P17"><text:span text:style-name="T1">Survival</text:span> (essen und trinken, Hitze, Kälte, Müdigkeit, Krankheit) An: leicht,mittel, realistisch, verstärkt, übertrieben/Aus</text:p>
      <text:p text:style-name="P17">Alle angaben für Realistisch.</text:p>
      <text:p text:style-name="P17"><text:span text:style-name="T1">Essen</text:span> : Wenn man Hunger hat senkt sich langsam das maximal Leben, wenn das bei 50% ist dann senkt sich auch die maximal Ausdauer, führt bei 'realistisch' in 10 ingame tagen zum Tod (13 Stunden Spielzeit)</text:p>
      <text:p text:style-name="P17"><text:span text:style-name="T1">Trinken</text:span>: Ausdauer und Manna verbrauchen sich schneller, Krankheiten werden schneller schlimmer. Nach 3 ingame tagen führt kein Trinken zum Tod (3.9 Stunden Spielzeit)</text:p>
      <text:p text:style-name="P17"><text:span text:style-name="T1">Müdigkeit</text:span>: Senkt maximale Ausdauer und Manna, Zauber schlagen öfter fehl. Nach 8 ingame Tagen (10 Stunden) zum Tod</text:p>
      <text:p text:style-name="P17"><text:span text:style-name="T1">Hitze</text:span>: Lässt einen schneller Verdursten, man verbraucht mehr Ausdauer, Manna Regeneration senkt sich ebenso wie die maximale Manna Kapazität. bewegt sich langsamer, Krankheiten werden schneller schlimmer</text:p>
      <text:p text:style-name="P17"><text:span text:style-name="T1">Kälte</text:span>: Lässt einen erfrieren, erhöht Ausdauer außer man ist am erfrieren, bewegt sich schneller außer man ist am erfrieren, verlangsamt verdursten, verlangsamt Krankheiten macht sie aber unheilbar so lange man sich in einer kalten Region befindet, ermöglicht Krankheit: Erkältung.</text:p>
      <text:p text:style-name="P18"><text:span text:style-name="T1">Verschleiß</text:span>: langsam, realistisch, schnell, sehr schnell, aus</text:p>
      <text:p text:style-name="P18">Generel: Rüstungen verlieren Punkte anhand von wie viel schaden Sie absorbieren die menge an Punkten variiert je nach Stufe und aus welchem Material die Rüstung ist, man kann Rüstungen verstärken wenn man das tut erhöht sich die Haltbarkeit um 25%.</text:p>
      <text:p text:style-name="P18"><text:s text:c="15"/>Waffen verlieren Punkte anhand von dem was sie treffen (außer Bogen und Armbrust)so macht z.B. ein Mantel fast keinen Schaden an der Waffe während sie schnell Stumpf wird wenn man gegen eine Stadtmauer schlägt. Sie haben auch unterschiedliche Werte je nach Stufe und Material. Waffen kann man auch verstärken und bekommen auch 25% auf ihre Haltbarkeit, natürlich bekommen Waffen auch mehr schaden von gehärteten Materialien genau soviel mehr wie der Prozentsatz die Haltbarkeit des Materials erhöht.</text:p>
      <text:p text:style-name="P18">Selbst geschmiedete Sachen variieren je nach Skill und Perks und auch der Prozentsatz vom härten variiert je nach Skill und Perk</text:p>
      <text:list xml:id="list531295248102860832" text:style-name="L1">
        <text:list-item>
          <text:p text:style-name="P58"><text:span text:style-name="T1">Langsam</text:span>: <text:span text:style-name="T1">Rüstung</text:span>/Wolle(Seide) 3000(alle Kleidung und Roben) /Fell 4000/Pelz 6000/Leinen 8000/Bronze 10 000/Eisen 12 000/Stahl 15 000/Ork Stahl 20 000/Schwarz Stahl 25 000/Zwergen stahl 30 000; Schwerter <text:soft-page-break/>haben die gleiche Ausdauer statt Fell: Holz/ statt Leder: Eichenholz. <text:span text:style-name="T1">Waffen</text:span> <text:span text:style-name="T1">und Schuhe </text:span>bekommen von jedem Gegenstand gleichviel Schaden nämlich wie als wäre alles aus gehärtetem Leder also 5 Schaden. Bögen und Armbrüste nutzen sich durch die Anzahl der Schüsse ab, einfach immer eine 0 wegnehmen dann habt ihr den Wert wie oft ein Bogen oder eine Armbrust genutzt werden kann, Bögen und Armbrüste gehören auch zu den Waffen also Holz statt Fell.</text:p>
        </text:list-item>
        <text:list-item>
          <text:p text:style-name="P58"><text:span text:style-name="T1">Realistisch</text:span>: <text:span text:style-name="T1">Rüstung</text:span>/Wolle(Seide) 750/ Fell 1000/Pelz 2000/Leinen 3500/Bronze 5000/Eisen 8 000/ Stahl 14 000/Ork Stahl 20 000/Schwarz Stahl 28 500/Zwergenstahl 42 600. Alle Metalle (Bronze bis Zwergenstahl) bekommen keinen schaden von Holzwaffen, von Stahl bis Zwergenstahl bekommen keinen schaden von Eichenholz. <text:span text:style-name="T1">Waffen und Schuhe </text:span><text:span text:style-name="T3">bekommen von Körpern (also keine Rüstung an) 12 Schaden/Fell 6 Schaden/ Leinen 15 S./Bronze 30 S./Eisen 42 S./ Stahl 60 S./Ork Stahl 80 S./ Schwarz Stahl 100 S./ Zwergen Stahl 120 S. Und von Felsen Mauern Bergen (die Schuhe nur 12) 200 S./ von Holz (Bäumen Holzhäusern) 18 S(Eis zählt nicht zu Magischem Schaden und verursacht den Schaden von Eisen).</text:span></text:p>
        </text:list-item>
        <text:list-item>
          <text:p text:style-name="P59">Schnell:<text:span text:style-name="T3"> </text:span>Rüstung <text:span text:style-name="T3">– 25% von Realistisch, </text:span>Waffen<text:span text:style-name="T3"> funktionieren gleich wie oben Haltbarkeit auch um 25% gesenkt.</text:span></text:p>
        </text:list-item>
        <text:list-item>
          <text:p text:style-name="P59">Sehr Schnell: Rüstung –<text:span text:style-name="T3"> 50% von Realistisch, </text:span>Waffen<text:span text:style-name="T3"> funktionieren gleich wie oben Haltbarkeit auch um 50% gesenkt</text:span></text:p>
        </text:list-item>
      </text:list>
      <text:p text:style-name="P19">Sumpf : <text:span text:style-name="T3">Leicht, mittel, realistisch, schwer, unmöglich</text:span></text:p>
      <text:p text:style-name="P21"><text:span text:style-name="T1">Dynamische Schwierigkeit:</text:span> Berechnet aus Gegner,Level,tötungs Zeit,Schaden deiner Waffe, toden bzw. verlorenen leben die aktuell beste Schwierigkeitsstufe (bei dem Schwersten Schwierigkeitsgrad immer deaktiviert)</text:p>
      <text:p text:style-name="P19">Essen/Trinken : <text:span text:style-name="T3">Automatisch (das am wenigsten sättigende zuerst oder das am meisten sättigende zuerst), Hotkey das selbe bloß mit einem Hotkey, Manuell</text:span></text:p>
      <text:p text:style-name="P19">Heilen: <text:span text:style-name="T3">Man heilt sich nur wenn die Wunden versorgt wurden/ab einem gewissen Prozentsatz: 10%/20%/30%/40%.../nie, außer </text:span><text:span text:style-name="T3">mit Heiltränken. Heil tränke funktionieren immer. Man verliert Leben ohne angegriffen zu werden wenn Leben unter 90%/80%/70% usw.</text:span></text:p>
      <text:p text:style-name="P19">Krankheiten<text:span text:style-name="T3"> : Unrealistisch, (1Stufe) keine Veränderung über zeit. Realistisch (ohne Tod) 5 Stufen, Realistisch mit Tod 6 Stufen für die realistisch modi: <text:s/>sehr langsame Entwicklung, <text:s/>langsame Entwicklung, realistisch, schnell</text:span></text:p>
      <text:p text:style-name="P19">Levelsystem : 1.<text:span text:style-name="T3">Realistisch (Man wird in dem besser, was man benutzt man kann aber seine skill punkte überall investieren)</text:span></text:p>
      <text:p text:style-name="P21"><text:s text:c="23"/>2.Realistisch (Wenn man einen skill Punkt setzt braucht es eine Zeit bis man den Perk gelernt hat und man kann skill Punkte werden zu dem zu geordnet was man benutzt hat um den level up zu bekommen z.b. Man benutzt magie im Kampf <text:s/>nach einer weile bekommt man ein Level up mit einem Magieskillpunkt diesen kann man nun in allen magieskillbäumen benutzen. Wenn man neue Perks lernt kann es sein das sie am Anfang fehlschlagen, weshalb das üben nur einsetzt wenn man gegen schwächere Gegner kämpft.)</text:p>
      <text:p text:style-name="P21"><text:s text:c="23"/>3.Realistisch (Keine Level mehr alles lernt man beim benutzen auch die Perks)</text:p>
      <text:p text:style-name="P21"><text:s text:c="26"/>RPG (Alles Level basiert man bekommt keine skills fürs benutzen sondern xp für so ziemlich alles und kann es überall investieren)</text:p>
      <text:p text:style-name="P14">1.Skill und Perk System</text:p>
      <text:p text:style-name="P5">Einen Hauptskillbaum (Intelligenz)</text:p>
      <text:p text:style-name="P5">Klassenskillbäume:Nahkampf,Fernkampf,Magie,Manipulation,</text:p>
      <text:p text:style-name="P6"><text:span text:style-name="T4">Normaleskillbäume:Nahkampf:</text:span><text:span text:style-name="T5">: Schmieden, Einhändig, Schild, Zweihändig, Leichte Rüstung, Schwere Rüstung,</text:span><text:span text:style-name="T4">unbewaffnet,,doppelte Einhandwaffen</text:span></text:p>
      <text:p text:style-name="P5">Fernkampf:</text:p>
      <text:p text:style-name="P5">Bogenschießen,Pfeile,Wurfwaffen,Wurf tränke,Bogenherstellung,Armbrüste,</text:p>
      <text:p text:style-name="P5">Magie:</text:p>
      <text:p text:style-name="P5">Beschwörung,Verzauberung,Elementarmagie,Druiden Magie, Magische Heilung, Verstärkungsmagie, Nekromantie</text:p>
      <text:p text:style-name="P23">Manipulation/Spionage:</text:p>
      <text:p text:style-name="P23"><text:s/>Alchemie, Illusion, Rhetorik, Schleichen, Fälschen,</text:p>
      <text:p text:style-name="P3">Levelsystem:</text:p>
      <text:p text:style-name="P5">Die Erfahrungspunkte die ein Elementarzauber gibt hängt davon ab wie viel Schaden der Zauber macht und davon wie viel Manna er kostet. </text:p>
      <text:p text:style-name="P5">Bei einem Beschwörungszauber sind es der Schaden den die Beschworenen Kreaturen verursachen und der Manna verbrauch.</text:p>
      <text:p text:style-name="P5">Bei Veränderungsmagie ist es abhängig vom Manna verbrauch.</text:p>
      <text:p text:style-name="P5">Bei Druidenmagie ist es davon abhängig wie viel Schaden man in den neuen Formen macht. Und die Zeit die man in den neuen Formen verbringt. 1Erfahrungspunkt pro 5 Sekunden</text:p>
      <text:p text:style-name="P14"><text:soft-page-break/>Passives verbessern:</text:p>
      <text:p text:style-name="P9">Kills(Schadensbonus in der Klasse in der man Kämpft, z.B. wenn man einen Zauber irgendeiner Magie Schule benutzt hat das einen Effekt auf alle Magie Schulen):</text:p>
      <text:p text:style-name="P5">1-5: +5%</text:p>
      <text:p text:style-name="P5">6-10: +2%</text:p>
      <text:p text:style-name="P5">11-20: +1%</text:p>
      <text:p text:style-name="P5">21-50: +0.5%</text:p>
      <text:p text:style-name="P5">51-100: +0.2%</text:p>
      <text:p text:style-name="P5">101-200:+0.1%</text:p>
      <text:p text:style-name="P5">201-500: +0.05%</text:p>
      <text:p text:style-name="P5">501-1000: +0.02%</text:p>
      <text:p text:style-name="P23">1001-2000: +0.01%</text:p>
      <text:p text:style-name="P23">…</text:p>
      <text:p text:style-name="P24">Kills(Schadensbonus in den anderen Klassenskills, also die die man nicht benutzt:</text:p>
      <text:p text:style-name="P23">1-5: +2%</text:p>
      <text:p text:style-name="P23">6-10: +1%</text:p>
      <text:p text:style-name="P23">11-20: +0.5%</text:p>
      <text:p text:style-name="P23">21-50: +0.2%</text:p>
      <text:p text:style-name="P10">Der Anfang, der das können des Charakters definieren wird: </text:p>
      <text:p text:style-name="P11"/>
      <text:p text:style-name="P12">Nach dem Start des Spiels geht man direkt in den Charakter Ersteller. Es wird für jede Nase, Mund, Auge, usw. eine Kind Variante geben (Narben und Tätowierungen werden am Anfang nicht existieren, weil man sie zu dem Zeitpunkt noch nicht hatte). Die erste Sequenz wird sein das je nach Geschlecht das man gewählt hat eine andere Sequenz Startet:</text:p>
      <text:p text:style-name="P12"><text:span text:style-name="T1">männlich</text:span>: Man sitzt zu viert am Tisch und die Familie ist gerade mit dem Abendessen fertig. Mutter und Schwester gehen die Treppe nach oben, der Vater meint dann heute Abend müsste er sich Zeit mit seinem Sohn verbringen, daraufhin wünschen Mutter und Schwester eine gute Nacht und gehen nach oben. Danach gibt es die Möglichkeit viele Fragen an den Vater zu stellen, den Dialog den man führen kann habe ich zur Zeit noch nicht ganz im Kopf werde ich später hinzufügen.</text:p>
      <text:p text:style-name="P12"><text:span text:style-name="T1">weiblich</text:span>: Man sitzt zusammen mit seiner Mutter an einem Tisch während sie einem Stricken beibringt. Während dem kann man seine Mutter wiederum ziemlich das selbe Fragen wie auch bei der Männlichen Einführung. Diese Sequenzen sind dafür gedacht dem Spieler die Welt in der er lebt zu erklären oder seine eigene Hintergrund Geschichte erklärt zu bekommen natürlich kann man beim 2ten Charakter diese Sequenzen über springen und Direkt das Spiel starten.</text:p>
      <text:p text:style-name="P12"/>
      <text:p text:style-name="P49">2 Jahre später da ist der Charakter etwa 10 Jahre alt. Beginnt die Nächste Sequenz. Dort erlebt man eine Woche im Leben seines Charakters. Am ersten Tag trifft man auf die anderen Kinder in seinem Alter wo die verschiedenen Lehrmeister vorgestellt werden hier wird zum ersten mal die Rasse eine echte Rolle spielen. Denn je nachdem auf was sich diese Rasse versteht wird es dazu verschieden viele Lehrmeister geben. So z.B. wird es bei den Zwergen für jede Art von Nahkampf einen extra Lehrmeister geben und sogar mehrere Schmiede Lehrmeister geben (für verschiedene Metalle). Während Elfen nur 2 oder 3 für den Nahkampf haben und dafür für die Elementarmagie (Arkanemagie) für Feuer, Eis, Blitz und Luft einen eigenen Lehrmeister haben. Am ersten Tag werden alle Lehrmeister vor gestellt. Dort kann man sich entscheiden bei wem man in die Lehre gehen will (wenn man in der empfohlenen Schwierigkeitsstufe spielt kann es sein das wenn man zu langsam ist alle Plätze bei diesem Lehrmeister schon weg sind. Die folgenden Tage geht man morgens bis mittags bei den Lehrmeistern in die Lehre. Am Nachmittag kann man dann entweder weiter üben oder den Dorfbewohnern bei kleinen Dingen helfen wie bring diesen Brief zu dem oder hilf meinen Blumen warum gehen sie Kaputt (um pflanzen sie stehen im Schatten von einem Haus usw.) Am letzten Tag in der Woche erfährt man (vielleicht) zum ersten mal von den Göttern. Je nachdem wie man in dieser Woche sich verhält werden im Spiel, die Leute später auf dich reagieren. Man kann natürlich auch einfach illegal werden in dem man Nachts aufbleibt und schaut wer sich in den dunklen Gassen sich so herum treibt. Je nachdem bei wem man in die Lehre geht bekommt man bestimmte Boni auf wie schnell man seine Skills in diesem oder jenen Gebiet verbessert oder wen man RPG Stil gewählt hat wie viel Erfahrungspunkte man bekommt wenn man mit Magie oder mit einer Nahkampfwaffe tötet.</text:p>
      <text:p text:style-name="P33">Rüstungen(Funktionen):</text:p>
      <text:p text:style-name="P42"><text:soft-page-break/>Eine Rüstung mit einem Wert von 1000 entspricht einem Schutz von 100% gegen irgendetwas. Bisher würde ich sagen maximal wert gegen jede Art von Schaden, ist 950.</text:p>
      <text:p text:style-name="P42">Wenn die Haltbarkeit der Rüstung sinkt, sinkt Prozentual gleich auch der Schutz oder Rüstungswert der Rüstung.</text:p>
      <text:p text:style-name="P42">Bsp: Wenn eine Rüstung die Haltbarkeit 10 000 hat und den Rüstungswert 100 und nach einem Kampf die Haltbarkeit auf <text:s text:c="3"/>9 900 <text:s/>fallt dann bedeutet das der Rüstungswert auf 99 fällt. Das gleiche gilt auch bei Waffen dort senkt sich der Waffenschaden.</text:p>
      <text:p text:style-name="P42"><text:span text:style-name="T1">Arten von Schaden</text:span>: Physikalisch: Schwerter,Äxte,Hämmer,Speere,Dolche,Pfeile,Bolzen...</text:p>
      <text:p text:style-name="P42"><text:s text:c="35"/>Magie: Blitz,Feuer,Eis<text:span text:style-name="T6">(Eis zählt nicht zu Magischem Schaden es hat nur einen Magischen Effekt, der </text:span><text:span text:style-name="T6">Schaden zählt als Physikalisch.)</text:span>,Luft(schwere Rüstung ist dagegen gut),Verwirrung</text:p>
      <text:p text:style-name="P42"><text:s text:c="35"/>Gift: Flüssigkeit,Gas</text:p>
      <text:p text:style-name="P42"><text:span text:style-name="T1">Arten von Rüstungen</text:span>: Schwere Rüstungen: Verbrauchen beim Rennen mehr Ausdauer,sind laut</text:p>
      <text:p text:style-name="P42"><text:s text:c="39"/>Leichte Rüstungen: Verbrauchen beim Rennen ein wenig mehr Ausdauer wie ohne Rüstung, sind leise</text:p>
      <text:p text:style-name="P42"><text:s text:c="39"/>Ganz leichte Rüstungen: Verbrauchen beim Rennen genauso viel Ausdauer wie ohne Rüstung ,sind leise</text:p>
      <text:p text:style-name="P41">Verzauberungen:</text:p>
      <text:p text:style-name="P45">Arten:<text:span text:style-name="T3"> </text:span>Waffenverzauberungen<text:span text:style-name="T3"> ( Erhöhen den Waffenschaden oder geben der Waffe magische Effekte wie z.B. Lebenspunkte Absorbieren, Feuerschaden, Verlangsamen, Schaden über Zeit, usw.)</text:span></text:p>
      <text:p text:style-name="P45">Rüstungsverzauberungen<text:span text:style-name="T3"> ( Erhöhen den Rüstungswert oder lassen einem auf dem Helm Unterwasser Atmen, erhöhen die Verlangsamung des Wetter Effekts oder einer der beiden oder geben einem mehr Tragkraft, Bonus auf Magie, Leben, Ausdauer, Resistenzen, Waffenschaden, Skills, Perks, usw.)</text:span></text:p>
      <text:p text:style-name="P45">Set Zauber <text:span text:style-name="T3"><text:s/>( Verzaubert zwischen 4-10 ausgewählte (unterschiedliche) Gegenstände mit einem gewünschten Set Effekt, dieser Bewirkt das je mehr Gegenstände mit dem selben Set </text:span><text:span text:style-name="T3">Zauber man Ausgerüstet hat desto stärker wird der Effekt. Man wird Set Gegenstände finden können, aber wenn man selbst welche Erschaffen will muss man ein richtig guter Verzauberer sein also ein Experte oder in diesem Bereich.)</text:span></text:p>
      <text:p text:style-name="P45">Kosten: <text:span text:style-name="T3"><text:s/>Verzauberungen senken je nach stärke unterschiedlich lange und unterschiedlich stark deinen Maximalen Manna Pol. Dabei bestimmt die Stärke des Effekts wie lange der Manna Pol verkleinert wird und die Haltbarkeit oder die Menge an Punkten für die Benutzung der Verzauberung wie um wie viel der Manna Pol gesenkt wird. <text:s/>Bei Waffenverzauberungen verliert die Verzauberung ihre Haltbarkeit genauso wie bei Bögen oder Armbrüsten. Das heißt bei Schwertern und ähnlichem wird ein Haltbarkeitspunkt pro Treffer abgezogen. Es gibt aber auch Verzauberungen die Permanent sind wie z.B. die, die das Leben oder die Ausdauer oder den Manna Pol erhöhen. Dabei gilt das die Menge an Punkten die man dazu bekommen will beim Verzaubern 1:1 abgezogen wird. Generell gilt das 1 Punkt mehr Manna, Schaden, Rüstung, usw. 6 Spiel Stunden lange Senkung der Maximal Manna erfordert, das bedeutet bei einem Schwert das man mit +20 Lebensabsorption Verzaubert man 120 Spiel Stunden lang gesenkt maximal Manna hat. Wenn diese Verzauberung nun 200 Schläge halten soll würde das Bedeuten das man – 100 Maximal Manna während den nächsten 120 Spiel Stunden hat. Weil 2 Haltbarkeitspunkte = 1 Manna Punkt sind das Verhältnis lässt sich aber mit Perks und Skill beeinflussen.</text:span></text:p>
      <text:p text:style-name="P39"/>
      <text:p text:style-name="P34">Fähigkeiten der verschiedenen Elemente von der Elementarmagie:</text:p>
      <text:p text:style-name="P48"><text:span text:style-name="T1"><text:s/></text:span><text:span text:style-name="T8">Blitz: </text:span><text:span text:style-name="T7">Kann eingefrorene Gegner Zersplittern, bekommt den Wert von der Rüstung als Bonus Schaden (bei Metallenen Rüstungen) mit Perk bei jeder Rüstung. Springt bei Metallenen Rüstungen von der einen zur nächsten verliert aber 75% der Stärke jedes mal wenn das Passiert. (Manche Zauber springen dank ihres Effekts immer über und ohne den Verlust) Werden bei Stürmen 40% stärker (machen mehr Schaden)</text:span></text:p>
      <text:p text:style-name="P51"><text:span text:style-name="T1">Feuer: </text:span>Wenn ein Gegner einmal angezündet ist wird er sterben (außer es hat in der Nähe Wasser und man hat den Perk dafür) bis er stirbt kann es aber Ziemlich lange brauchen und solange kann er noch angreifen. Mit Perks kann es sein das Gegner wenn sie z.B. unter 25% an Leben sind das sie fliehen. Schmilzt Eis und kann Häuser abbrennen. Schützt vor Erfrieren, man muss aber mehr Trinken. Zaubersprüche schlagen bei Regen öfter fehl. Schlagen in warmen Gegenden nie fehl. Kann mit Perks komplett gegen Kälte immun machen.</text:p>
      <text:p text:style-name="P50"><text:span text:style-name="T7"><text:s/></text:span><text:span text:style-name="T8">Eis:</text:span><text:span text:style-name="T7"> Verlangsamt oder friert Gegner ein. Kann eingefrorene Gegner zersplittern. Verbraucht fast kein Manna in Schnee oder Eis Regionen. Verbraucht mehr Manna in Heißen Regionen. Kann einen vor verbrennen </text:span><text:span text:style-name="T7">beschützen, man trocknet in heißen Regionen nicht so schnell aus. Lässt einen schneller erfrieren. In kalten Regionen frieren Gegner immer ein. Kann mit Perks einen Komplett gegen Hitze von Wüsten oder ähnlichem </text:span><text:soft-page-break/><text:span text:style-name="T7">immun machen.<text:line-break/></text:span><text:span text:style-name="T8">Luft:</text:span><text:span text:style-name="T7"> Ist eher für einen Schwert Magier geeignet. Lässt Gegner umfallen durch die Luft fliegen aber mach anfangs keinen Schaden. Es braucht auch eine weile bis die Zauber stark genug sind um Gegner durch die Luft zu wirbeln. Eingefrorene Gegner Zerbrechen wenn sie durch die Luft geworfen werden. Gegner bekommen 10% mehr Fallschaden wenn sie mit einem Luftzauber durch die Luft werfen. Kann mit Perks erhöht werden. Fliegende Gegner werden nur weg geschleudert und bekommen nie Fallschaden</text:span>.</text:p>
      <text:p text:style-name="P15">Perks:</text:p>
      <text:p text:style-name="P25"><text:span text:style-name="T11">Man kann durch Quests Spezial skills bekommen wie zum Beispiel einen Beidhändigkeitsskill der einem erlaubt 2 Beidhänder gleichzeitig zu nutzen dieser hat auch Nachteile wie im Beispiel das man dafür langsamer angreift oder langsamer läuft damit diese skills nicht zu op sind. </text:span><text:span text:style-name="T10">Kirito</text:span><text:span text:style-name="T12"> ist der Questgeber</text:span></text:p>
      <text:p text:style-name="P22">Direkte Perks haben keine Übergeordneten Klassenskillbäume und gehören auch zu keinem Skillbaum sondern sind unabhängig.</text:p>
      <text:p text:style-name="P22">Die Magie Perks der Jeweiligen Skillbäume sind nur aktiv wenn man entsprechende zauber nutzt. Z.B. Die Perks des Skillbaums Elementarmagie gelten nur wen man auch Elementarzauber nutzt. Genauso wie logischerweise die Perks für leichte Rüstung nicht bei schwerer Rüstung gelten. </text:p>
      <text:p text:style-name="P22"/>
      <text:p text:style-name="P7">Arkanemagie oder Elementarmagie: </text:p>
      <text:list xml:id="list3623232594979827316" text:style-name="L2">
        <text:list-item>
          <text:p text:style-name="P52"><text:span text:style-name="T1">Anfänger</text:span>: Die ersten Flammen sind beschworen, die ersten Eissplitter durch die Luft geflogen, kleine Blitze haben Haut und Haar versengt während Kleintiere mit plötzlich bewegter Luft zu tun haben. Mit diesen ersten versuchen mit Elementarmagie lernst du dein Manna effizienter einzusetzen -30%.Senkt die Wahrscheinlichkeit das Anfänger zauber fehlschlagen um 25%. </text:p>
        </text:list-item>
        <text:list-item>
          <text:p text:style-name="P53">Kontrolle Feuer: <text:span text:style-name="T3">Feuer das dir nicht mehr die Hand verbrennt dich aber in kalten Regionen trotzdem wärmt. Das erreichst du wenn du diesen Perk wählst. Und deine Feuerzauber mit Flächen Effekten werden nur noch deine Gegner Schädigen und nicht mehr deine Verbündeten. </text:span></text:p>
        </text:list-item>
        <text:list-item>
          <text:p text:style-name="P53">Kontrolle Eis: <text:span text:style-name="T3">Deine Finger gefrieren nicht mehr mit Eis zaubern in deinen Händen, Eis Zaubersprüche kühlen dich trotzdem in heißen Regionen. Und deine Eiszauber mit Flächen Effekten werden nur noch deine Gegner Schädigen und nicht mehr deine Verbündeten. </text:span></text:p>
        </text:list-item>
        <text:list-item>
          <text:p text:style-name="P53">Kontrolle Blitz: <text:span text:style-name="T3">Du hasst es das einzelne Blitze nie deine Gegner treffen weil die Blitze nicht gerade fliegen? Nun das werden sie nie tun, aber mit mehr Übung lernst du sie zu steuern und sie treffen endlich ihre Gegner. Und deine Blitzzauber mit Flächen Effekten werden nur noch deine Gegner Schädigen und nicht mehr deine Verbündeten. </text:span></text:p>
        </text:list-item>
        <text:list-item>
          <text:p text:style-name="P53">Kontrolle Wind:<text:span text:style-name="T3"> Du fragst dich ob du nicht die Kraft des Windes nicht auch für dich nutzen könntest und nicht nur um Gegner aus dem Gleichgewicht zu bringen? Jetzt weist du auch wie. Wenn du einen Windzauberspruch ausgerüstet hast bewegst du dich schneller, um 25% und um 35% wenn du einen Windzauberspruch wirkst. Und deine Windzauber mit Flächen Effekten werden nur noch deine Gegner Schädigen und nicht mehr deine Verbündeten. </text:span></text:p>
        </text:list-item>
        <text:list-item>
          <text:p text:style-name="P52"><text:span text:style-name="T1">Stärker!?: </text:span><text:span text:style-name="T3">Flammen die Tiere töten, Eissplitter die größer sind als Schneebälle, Blitze die Leder durchdringen und das Lachen über Vögel die mit den wechselnden Windrichtungen zu kämpfen haben.Dank niedrigeren Manna kosten wirst du schritt für schritt besser. Nachdem du deine Manna Probleme einigermaßen eingedämmt hast, kannst du dich entscheiden ob du lieber noch effizienter sein willst oder mehr Schaden wirken willst. Entweder -20% Manna kosten oder 40% mehr Schaden.</text:span></text:p>
        </text:list-item>
        <text:list-item>
          <text:p text:style-name="P53">Mehr<text:span text:style-name="T3">: Deine Gegner können Feuerbälle essen, Eissplitter zertreten, Blitze schlucken und deine Stürme Zerzausen ihnen nicht mal das Haar? Mit deinen neu entdeckten Reserven schleuderst du Feuerbälle bis sich deine Gegner übergeben, Eissplitter bis ihnen die Füße bluten, Blitze bis ihnen der Hals verbrennt und Winde die wirklich Winde sind. Gibt einem plus 15 Manna.</text:span></text:p>
        </text:list-item>
        <text:list-item>
          <text:p text:style-name="P53">Lehrling: <text:span text:style-name="T3">Trotz anfänglicher Schwierigkeiten versuchst du dich weiter in der Elementarmagie und erreichst endlich eine Ebene die Praktikabel ist. Ab sofort werden deine Feuer heißer, dein Eis kälter, deine Winde ähneln Sturmböen und deine Blitze werden mächtiger. 25% mehr Schaden und 5 Manna. Bei Zaubern der Klasse Lehrling und Anfänger <text:s/>ist es um 30% weniger wahrscheinlich das sie fehl schlagen.</text:span></text:p>
        </text:list-item>
        <text:list-item>
          <text:p text:style-name="P53">Geeintes Feuer: <text:span text:style-name="T3">Lässt einen Effizienter zwei gleiche Feuer Zaubersprüche verwenden. +25% Schaden</text:span></text:p>
        </text:list-item>
        <text:list-item>
          <text:p text:style-name="P53">Geeinter Blitz: <text:span text:style-name="T3">Das gleiche wie bei Geeintes Feuer nur für Blitze.</text:span></text:p>
        </text:list-item>
        <text:list-item>
          <text:p text:style-name="P53">Geeinter Wind: <text:s/><text:span text:style-name="T3">Das gleiche wie bei Geeintes Feuer nur für Winde.</text:span></text:p>
        </text:list-item>
        <text:list-item>
          <text:p text:style-name="P53">Geeintes Eis:<text:span text:style-name="T3"> <text:s/>Das gleiche wie bei Geeintes Feuer nur für Eis.</text:span></text:p>
        </text:list-item>
        <text:list-item>
          <text:p text:style-name="P53">Leuchtend: <text:span text:style-name="T3">Wenn du einen Zauber ausgerüstet hast Leuchtet er in dunklen Gebieten.</text:span></text:p>
        </text:list-item>
        <text:list-item>
          <text:p text:style-name="P53">Gut genutzt: <text:span text:style-name="T3">Während du einen Eis zauber ausgerüstet hast bist du weniger anfällig für Feuerzauber +10% Resistenz und umgekehrt. Wenn du einen Blitzzauber ausgerüstet hast bist du weniger anfällig für Blitzzauber+10%, das gleiche gilt für Windzaubersprüche.</text:span></text:p>
        </text:list-item>
        <text:list-item>
          <text:p text:style-name="P53">Elementarist / Nahkämpfer:<text:span text:style-name="T3"> Da du dank deiner Erfahrungen in der Elementarmagie weißt wie die Elemente </text:span><text:soft-page-break/><text:span text:style-name="T3">funktionieren machen deine Nahkampf angriffe mehr Schaden bei Elementargegnern (+10%)</text:span></text:p>
        </text:list-item>
        <text:list-item>
          <text:p text:style-name="P53">Elementarist / Fernkämpfer<text:span text:style-name="T3">: Lässt dich die Effekte der Elemente auf die Pfeile übertragen, so kann ein Feuerpfeil Gegner anzünden, ein Windpfeil kann schneller und weiter fliegen was dafür sorgt das der Pfeil auch mehr Schaden macht, Eispfeile verlangsamen Gegner und Blitzpfeile ignorieren Metallene Rüstungen. Du kannst Pfeilen Effekte zuweisen indem du mit der rechten Maustaste auf die Pfeile drückst und dann den </text:span><text:span text:style-name="T3">Effekt auswählst.</text:span></text:p>
        </text:list-item>
        <text:list-item>
          <text:p text:style-name="P53">Magier: <text:span text:style-name="T3">Lässt dich einen 2ten Magieskillbaum Auswählen dessen Perks auch aktiv sind. (Wenn man mit einem anderen Skillbaum aus der Magie auch den Magie Perk gewählt hat und damit diesen Skillbaum ausgewählt hat, dann wird dieser Skill schon als ausgewählt dargestellt.)</text:span></text:p>
        </text:list-item>
        <text:list-item>
          <text:p text:style-name="P53">Elementarist / Manipulant: <text:span text:style-name="T3">Macht deine Überzeugungsversuche effektiver indem du deinem gegenüber mit den Elementen Angst einjagst.</text:span></text:p>
        </text:list-item>
        <text:list-item>
          <text:p text:style-name="P53">Geübt: <text:span text:style-name="T3">Senkt die Wahrscheinlichkeit das Zauber, der Klasse Anfänger Lehrling und Geübt, fehlschlagen um 10%. Gibt einem einen zufälligen Zauber der Klasse Geübt. Erhöht entweder die Manna Regeneration um 40% oder 40% auf die Kritische Treffer Chance. Senkt die Manna kosten um 10%.</text:span></text:p>
        </text:list-item>
        <text:list-item>
          <text:p text:style-name="P53">Durchschlag/Doppelt:<text:span text:style-name="T3"> Deine Feuerzauber ignorieren entweder die Magie Resistenz deines Gegners oder haben die 35% Chance das sie ein zweites mal für nur 40% der Kosten gezaubert zu werden.</text:span></text:p>
        </text:list-item>
        <text:list-item>
          <text:p text:style-name="P53">Blendend/Schockend: <text:span text:style-name="T3">Deine Blitzzauber können entweder deine Gegner für 2 Sekunden blenden oder für 2 Sekunden schocken was dazu führt das sie Paralysiert sind.</text:span></text:p>
        </text:list-item>
        <text:list-item>
          <text:p text:style-name="P53">Kalte/Heiße Winde: <text:span text:style-name="T3">Kalte Winde sorgen dafür das sich deine Gegner langsamer bewegen (bis 5 Sekunden nachdem Wirken) Heiße Winde sorgen dafür das deine Gegner dich schlechter erkennen weil die Luft flimmert.</text:span></text:p>
        </text:list-item>
        <text:list-item>
          <text:p text:style-name="P52"><text:span text:style-name="T1">Kälteres/Brüchiges</text:span> <text:span text:style-name="T1">Eis</text:span>: Kälteres Eis sorgt dafür das deine Gegner mit einer 10% Wahrscheinlichkeit für 5 Sekunden einfrieren. Brüchiges Eis zersplittert und trifft mehrere Gegner. </text:p>
        </text:list-item>
        <text:list-item>
          <text:p text:style-name="P53">Schmelzen: <text:span text:style-name="T3">Deine Feuerzauber sind so heiß das Metallrüstungen schmelzen was deinen Schaden erhöht (+15%) und deine Gegner mehr Schaden von Nahkampf angriffen erhalten(+40%).</text:span></text:p>
        </text:list-item>
        <text:list-item>
          <text:p text:style-name="P53">Schneller: <text:span text:style-name="T3">Wenn du mit einem Blitzzauber ein Lebewesen unter deiner Kontrolle triffst (Beschwörungsmagie)bekommt es einen Bewegungs- und einen Angriffsgeschwindigkeitsbonus (+30%).</text:span></text:p>
        </text:list-item>
        <text:list-item>
          <text:p text:style-name="P53">Segen der Winde:<text:span text:style-name="T3"> Deine Projektile fliegen schneller und weiter, dank deiner Windmagie (+10% Geschwindigkeit und Schaden, +20% Reichweite). </text:span></text:p>
        </text:list-item>
        <text:list-item>
          <text:p text:style-name="P53">Verlangsamt: <text:span text:style-name="T3">Verlangsamt deine Gegner noch weiter (-25%) und erhöht die Chance auf Einfrieren (+9%). </text:span></text:p>
        </text:list-item>
        <text:list-item>
          <text:p text:style-name="P53">Alternativ: <text:span text:style-name="T3">Lässt dich auf eine andere Magie Ressource zu greifen nämlich die der Umgebung, der Vorteil dieser Magie Ressource ist das sie sich sehr schnell regeneriert, der Nachteil das die Kapazität klein ist und dadurch viele mächtige Zauber nicht gezaubert werden können.</text:span></text:p>
        </text:list-item>
        <text:list-item>
          <text:p text:style-name="P53">Eigene Zauber: <text:span text:style-name="T3">Verbessert deine Magischen Fähigkeiten und lässt dich dadurch endlich selber Zauber am Zaubertisch erschaffen.</text:span></text:p>
        </text:list-item>
        <text:list-item>
          <text:p text:style-name="P53">Ausgebildet: <text:span text:style-name="T3">Endlich hast du es geschafft, du bist fertig mit dem Lernprogramm und kannst endlich eigene Zauber erschaffen und musst nicht mehr die Zauber von anderen lernen. Und deine Fehlschlags rate beim zaubern senkt sich, genauso wie deine Manna kosten um 20%.</text:span></text:p>
        </text:list-item>
        <text:list-item>
          <text:p text:style-name="P53">Beeindruckend: <text:span text:style-name="T3">Deine Zauber beeindrucken schwächere Gegner(5 oder mehr Level unter dir), deshalb lassen sie dich ab sofort in ruhe. Solange du sie nicht angreifst. </text:span></text:p>
        </text:list-item>
        <text:list-item>
          <text:p text:style-name="P53">Passiv: <text:span text:style-name="T3">Lässt dich Zauber der Elementarmagie die dich buffen Passiv Zaubern (man kann auswählen wann die Zauber gezaubert werden sollen z.B. wenn ein Kampf startet wird automatisch der Zauber Windrüstung gezaubert.) Diese Zauber kosten dich immer noch, sogar 30% mehr,aber du musst sie nicht mehr aktiv zaubern.</text:span></text:p>
        </text:list-item>
        <text:list-item>
          <text:p text:style-name="P53">Affinität Feuer: <text:span text:style-name="T3">Senkt die Manna Kosten und erhöht den Schaden um 2% für jeden</text:span> nicht<text:span text:style-name="T3"> Feuer Perk der </text:span>nicht<text:span text:style-name="T3"> gewählt wurde. Schließt alle anderen Affinitäten aus.</text:span></text:p>
        </text:list-item>
        <text:list-item>
          <text:p text:style-name="P53">Affinität Blitz: <text:span text:style-name="T3">Das gleiche wie bei Feuer nur mit Blitzen.</text:span></text:p>
        </text:list-item>
        <text:list-item>
          <text:p text:style-name="P53">Affinität Wind und Blitz: <text:span text:style-name="T3">Wenn du einen Windzauber gezaubert hast ist dein Blitzzauber für die nächsten 10 Sekunden um 10% stärker. Wenn du einen Blitzzauber zauberst ist der nächste Windzauber für 10 Sekunden um 15% billiger. Schließt die anderen Affinitäten aus.</text:span></text:p>
        </text:list-item>
        <text:list-item>
          <text:p text:style-name="P53">Elementarrist: <text:span text:style-name="T3">Deine Zauber geben bei einem Treffer eine um 10% gesenkte Resistenz für die anderen Zauber arten. Kann sich bis auf 50% stapeln. Schließt die anderen Affinitäten aus.</text:span></text:p>
        </text:list-item>
        <text:list-item>
          <text:p text:style-name="P53">Affinität Feuer und Eis:<text:span text:style-name="T3"> Durch die extremen Temperatur Unterschiede gehen Rüstungen viel schneller kaputt. +240% Schaden an Rüstungen. Schließt die anderen Affinitäten aus.</text:span></text:p>
        </text:list-item>
        <text:list-item>
          <text:p text:style-name="P53">Affinität Wind: <text:span text:style-name="T3">Das gleiche wie bei Feuer nur mit Winden.</text:span></text:p>
        </text:list-item>
        <text:list-item>
          <text:p text:style-name="P53">Affinität Eis:<text:span text:style-name="T3"> Das gleiche wie bei Feuer nur mit Eis.</text:span></text:p>
        </text:list-item>
        <text:list-item>
          <text:p text:style-name="P53">Explosiv:<text:span text:style-name="T3"> Alle 10 Minuten lädst du eine Explosion auf (in deiner gewählten Affinität) die ausgelöst wird wen du getroffen wirst.</text:span></text:p>
        </text:list-item>
        <text:list-item>
          <text:p text:style-name="P53">Schnell Zaubern: <text:span text:style-name="T3">Verkürzt die Zeit um einen zauber zu Wirken um 50%.</text:span></text:p>
        </text:list-item>
        <text:list-item>
          <text:p text:style-name="P53"><text:soft-page-break/>Wissender: <text:span text:style-name="T3">Du wirst immer besser im Umgang mit Elementarmagie/Arkanemagie. Deine eigenen Zauber können nun noch mächtiger werden, du wirst Effizienter im Gebrauch von Manna (-15%) und du bekommst einen Wissenden Zauber.</text:span></text:p>
        </text:list-item>
        <text:list-item>
          <text:p text:style-name="P53">Geschürte Angst<text:span text:style-name="T3">: Lässt brennende Gegner die unter 25% ihrer maximalen Lebenspunkte sind mit einer 60% </text:span><text:span text:style-name="T3">Wahrscheinlichkeit fliehen.</text:span></text:p>
        </text:list-item>
        <text:list-item>
          <text:p text:style-name="P53">Geladener Blitz<text:span text:style-name="T3">: Blitzzauber springen bei jeder Rüstung über.</text:span></text:p>
        </text:list-item>
        <text:list-item>
          <text:p text:style-name="P53">Kühlend:<text:span text:style-name="T3"> Deine Windzauber kühlen dich in heißen Regionen. </text:span></text:p>
        </text:list-item>
        <text:list-item>
          <text:p text:style-name="P53">Recycling:<text:span text:style-name="T3"> Lässt dich das Eis das in Toten Gegnern, die von Eis zaubern getötet wurden steckt, wieder benutzen (senkt die Manna kosten von Eis zaubern um 30%, wenn der Spieler sich innerhalb von 5 Metern zum Toten befindet)</text:span></text:p>
        </text:list-item>
        <text:list-item>
          <text:p text:style-name="P53">Unterbrechen: <text:span text:style-name="T3">deine Zauber sind nun so stark das Gegner beim zaubern unterbrochen werden.</text:span></text:p>
        </text:list-item>
        <text:list-item>
          <text:p text:style-name="P53">Ausgeruht<text:span text:style-name="T3">: Wenn du für mehr als 10 min in keinem Kampf mehr warst, dann bekommst du zu beginn eines Kampfes 50% Bonus schaden (für 5 sec).</text:span></text:p>
        </text:list-item>
        <text:list-item>
          <text:p text:style-name="P53">Zu Heiß: D<text:span text:style-name="T3">ie Luft um dich herum wird so heiß, wenn du einen Feuerzauber Ausrüstest, dass deine Gegner im Umkreis von 3 Metern anfangen zu brennen.</text:span></text:p>
        </text:list-item>
        <text:list-item>
          <text:p text:style-name="P53">Elektrisierend: <text:span text:style-name="T3">Deine Blitz Zauber sind nun so stark, dass sie die Luft um dich herum unter Spannung setzen. Gegner im Umkreis von 3 Metern bekommen … Schaden pro Sekunde.</text:span></text:p>
        </text:list-item>
        <text:list-item>
          <text:p text:style-name="P53">Immun<text:span text:style-name="T3">: Wenn du einen Windzauber Ausgerüstet hast bist du immun gegen leichte Projektile.</text:span></text:p>
        </text:list-item>
        <text:list-item>
          <text:p text:style-name="P53">Zu Kalt<text:span text:style-name="T3">: Deine Eiszauber sind nun so kalt das Gegner in deiner Nähe sich nur noch langsam bewegen können.</text:span></text:p>
        </text:list-item>
        <text:list-item>
          <text:p text:style-name="P53">Effektive Reaktionen: <text:span text:style-name="T3">Du verminderst den Schwung der Von einem Treffer irgendeines Physikalischen Gegenstandes was dazu führt das du seltener das Gleichgewicht verlierst. -50% auf die Wahrscheinlichkeit das Gleichgewicht zu verlieren. </text:span></text:p>
        </text:list-item>
        <text:list-item>
          <text:p text:style-name="P53">Effektiver:<text:span text:style-name="T3"> Du hast das Gefühl bei deinen Zaubern kann noch mehr gehen? Gibt einem entweder 25% mehr Schaden oder -25% Manna verbrauch </text:span></text:p>
        </text:list-item>
        <text:list-item>
          <text:p text:style-name="P53">Gefährlich: <text:span text:style-name="T3">Du Jagst Gegnern die Schwächer sind als du Angst ein und lässt sie fliehen gilt nicht bei Monstern.</text:span></text:p>
        </text:list-item>
        <text:list-item>
          <text:p text:style-name="P53">Experte: <text:span text:style-name="T3">Du bist nun ein Experte der Elementarmagie bzw. der Arkanenmagie damit gibt es in der Elementarmagie kaum noch Limitationen, das liegt auch an dem niedrigeren Manna verbrauch (-20%) und an der niedrigeren Fehlschlagrate von Experten Zaubern.</text:span></text:p>
        </text:list-item>
        <text:list-item>
          <text:p text:style-name="P53">Manna Priorität: <text:span text:style-name="T3">Dir ist es wichtig schnell wieder Manna zu haben, deshalb wählst du diesen Perk und bekommst 35% mehr Manna Regeneration.</text:span></text:p>
        </text:list-item>
        <text:list-item>
          <text:p text:style-name="P53">Schadens Priorität: <text:span text:style-name="T3">Dir ist dein Schaden wichtiger als die Möglichkeit mehr Zauber zu wirken. Du kannst nicht mehr den Weg der Manna Priorität wählen. Gibt dir + 25% Schadensbonus auf Kritische Treffer.</text:span></text:p>
        </text:list-item>
        <text:list-item>
          <text:p text:style-name="P53">Manna Dieb: <text:span text:style-name="T3">Ermöglicht es dir Manna von deinen Gegnern zu klauen. 10% deines Schadens werden dir als Manna zurück gegeben. Bsp. Dein Zauber macht 70 Schaden, das heißt, dass du 7 Manna zurückbekommst.</text:span></text:p>
        </text:list-item>
        <text:list-item>
          <text:p text:style-name="P53">Manna Effizienz: <text:span text:style-name="T3">Wenn du weniger als 20% deines Maximalen Mannas hast kosten Zauber nur noch 10% von dem davor, machen aber auch nur noch 20% von dem Ursprünglichen Schaden.</text:span></text:p>
        </text:list-item>
        <text:list-item>
          <text:p text:style-name="P53">Wunden Aufreißen: <text:span text:style-name="T3">Deine Zauber treffen nun schon Vorhandene Wunden was für mehr Schaden sorgt. Für jeden % der an Leben beim Gegner fehlt, bekommt man 1% Bonus Schaden bei diesem Gegner.</text:span></text:p>
        </text:list-item>
        <text:list-item>
          <text:p text:style-name="P53">Schadens Effizienz: <text:span text:style-name="T3">Wen du mehr als 50% deines Maximalen Mannas hast, dann kosten Zauber 30% mehr und machen 45% mehr Schaden. </text:span></text:p>
        </text:list-item>
        <text:list-item>
          <text:p text:style-name="P53">Schneller:<text:span text:style-name="T3"> Die Zeit zum wirken von Zaubern wird um 20% gesenkt.</text:span></text:p>
        </text:list-item>
        <text:list-item>
          <text:p text:style-name="P53">Kritisch: <text:span text:style-name="T3">Erhöht entweder die Kritische Treffer Chance um 20% oder den Kritischen Treffer Schaden.</text:span></text:p>
        </text:list-item>
        <text:list-item>
          <text:p text:style-name="P53">Affinität Feuer 2: <text:span text:style-name="T3">Gegner verbrennen nun sicher (außer sie können sich retten mit einem Sprung ins Wasser)</text:span></text:p>
        </text:list-item>
        <text:list-item>
          <text:p text:style-name="P53">Affinität Blitz 2: <text:span text:style-name="T3">Blitzzauber springen nun bei jedem Gegner über. (Unabhängig welche Rüstung sie tragen)</text:span></text:p>
        </text:list-item>
        <text:list-item>
          <text:p text:style-name="P53">Affinität Blitz und Wind 2: <text:span text:style-name="T3">Wenn du einen Blitzzauber wirkst, werden Gegner die sich näher als 5 Meter zum Blitz befinden von einem Windstoß erfasst. Wenn du mit einem Windzauber einen Gegner triffst, lösen sich von seiner Rüstung Blitze die auf nahestehende Gegner übergehen.</text:span></text:p>
        </text:list-item>
        <text:list-item>
          <text:p text:style-name="P53">Elementarrist 2: <text:span text:style-name="T3">Wenn du 2 verschiedene Elementzauber benutzt verstärken sich diese Zauber gegenseitig um 15%.</text:span></text:p>
        </text:list-item>
        <text:list-item>
          <text:p text:style-name="P53">Affinität Feuer und Eis 2: <text:span text:style-name="T3">Wenn du einen Eiszauber mit einem Feuerzauber triffst schmilzt das Eis und hinterlässt eine Giftige Gas Wolke. Wenn du Zauber von den beiden Elementen miteinander Kombinierst, verteilt sich die Gas Wolke über die komplette Wirkungsfläche der Zauber. </text:span></text:p>
        </text:list-item>
        <text:list-item>
          <text:p text:style-name="P53">Affinität Wind 2: <text:span text:style-name="T3"><text:s/>Erhöht die Wahrscheinlichkeit einen Kritischen Treffer mit Bögen oder Windzaubern zu </text:span><text:span text:style-name="T3">landen um 15%. Projektile durchdringen immer die Rüstung eines Gegners (nicht die Schilde).</text:span></text:p>
        </text:list-item>
        <text:list-item>
          <text:p text:style-name="P53">Affinität Eis 2: <text:span text:style-name="T3">Eiszauber frieren den Boden für 10 Sekunden ein, was dazuführt das Gegner entweder nur langsam auf dich zubewegen können oder hinfallen.</text:span></text:p>
        </text:list-item>
        <text:list-item>
          <text:p text:style-name="P53">Stoßend: <text:span text:style-name="T3">Alle Elementarzauber stoßen nun beim Treffen den Gegner zurück, falls sie es schon davor gemacht haben wird der Effekt verstärkt.</text:span></text:p>
        </text:list-item>
        <text:list-item>
          <text:p text:style-name="P53">Grandios: <text:span text:style-name="T3">Du kannst bekannte Zauber, wenn du sie Auswählst, begrenzt verändern. (Also die Effekt stärke)</text:span></text:p>
        </text:list-item>
        <text:list-item>
          <text:p text:style-name="P53"><text:soft-page-break/>Meister: <text:span text:style-name="T3">Deine Zauber schlagen nun nie mehr fehl. Du kannst </text:span><text:span text:style-name="T17">stärkere</text:span><text:span text:style-name="T3"> Zauber am Zaubertisch entwerfen und lernst einen Meister Zauber. Dazu bekommst du auch wieder gesengte Manna kosten (10%) </text:span><text:span text:style-name="T15">Doch es fühlt sich nicht an als hättest du alles entdeckt was es zu entdecken gibt und auch nicht als hättest du deine Barrieren erreicht.</text:span></text:p>
        </text:list-item>
        <text:list-item>
          <text:p text:style-name="P54">WEITER: Dein erste Entdeckung lässt dich die Reichweite deiner Zauber um 30% erhöhen.</text:p>
        </text:list-item>
        <text:list-item>
          <text:p text:style-name="P55"><text:span text:style-name="T3">WAHL: Wähle ein letztes mal: Wähle den Weg des</text:span><text:span text:style-name="T17"> </text:span><text:span text:style-name="T18">Kampfmagiers</text:span><text:span text:style-name="T17"> der dich Zauber mit nahezu unbegrenzter Stärke erfinden und Zaubern lässt. Wähle den Weg des </text:span><text:span text:style-name="T18">Magiers</text:span><text:span text:style-name="T17"> der dich alle Magischen Klassen Kombinieren lässt. </text:span></text:p>
        </text:list-item>
        <text:list-item>
          <text:p text:style-name="P55">Legendär: </text:p>
          <text:p text:style-name="P56"><text:span text:style-name="T16">Kampfmagier</text:span>: Lässt dich 3 Zauber gleichzeitig wirken, wenn du 3 mal den selben Zauber verwendest, wird der Schaden +50% gerechnet. Du kannst nirgendwo sonst noch den Legendär Perk erreichen. Dazu gibt dir dieser Perk -50% Manna kosten genauso wie die Möglichkeit jeden Zauber Fehler frei zu Zaubern. Gibt dir den Legendären Zauberspruch deiner Affinität. Und macht dich mächtig genug alleine Schlachten zu gewinnen.</text:p>
          <text:p text:style-name="P56"><text:span text:style-name="T16">Magier</text:span>: Lässt dich in allen Magie Bereichen zu einem Legendären Magier werden. Und gibt dir -50% Manna kosten genauso wie die Möglichkeit jeden Zauber Fehler frei zu Zaubern.</text:p>
        </text:list-item>
        <text:list-item>
          <text:p text:style-name="P57">Adrenalin:<text:span text:style-name="T3"> Lässt dich Adrenalin aufbauen, je mehr Adrenalin du hast desto mehr Schaden machen deine Nahkampf angriffe, 1 Adrenalin Punkt = 1% Schadensbonus bis maximal 50 Adrenalin Punkte. Du bekommst einen Adrenalin Punkt pro Treffer dein Adrenalin wird zurück auf null gesetzt wenn du getroffen wirst.</text:span></text:p>
        </text:list-item>
      </text:list>
      <text:p text:style-name="P40">Steuerung:</text:p>
      <text:p text:style-name="P46">Im Spiel:</text:p>
      <text:p text:style-name="P43"><text:span text:style-name="T1">WASD/Pfeiltasten:</text:span> für die ganz normalen Bewegungen, wenn man eine der Tasten doppel klickt, dann macht man eine Ausweichrolle in diese Richtung(die Schnelligkeit der Rolle hängt davon ab welche Art von Rüstung man trägt und welche Skills man gelernt hat).</text:p>
      <text:p text:style-name="P43"><text:span text:style-name="T1">Kamera</text:span>: wird mit der Maus gesteuert</text:p>
      <text:p text:style-name="P44">Linke Maustaste: <text:span text:style-name="T3">Linke Hand</text:span></text:p>
      <text:p text:style-name="P44">Rechte Maustaste: <text:span text:style-name="T3">Rechte Hand</text:span></text:p>
      <text:p text:style-name="P44">alt + Rechte / Linke Maustaste: <text:span text:style-name="T3">Blocken mit der Waffe der entsprechenden Hand (falls man keine passende Waffe zum Blocken ausgerüstet hat z.B. Bogen, Wurfstern, Wurfpfeil, einen nicht Blockzauber, usw., hält man den entsprechenden Arm zum Schutz vor einen)Um so genauer man Blockt desto weniger Schaden bekommt man.</text:span></text:p>
      <text:p text:style-name="P44">E: <text:span text:style-name="T3">Interaktion mit Gegenständen, Menschen oder Ähnlichem</text:span></text:p>
      <text:p text:style-name="P44">Leertaste: <text:span text:style-name="T3">Springen</text:span></text:p>
      <text:p text:style-name="P44">STRG: <text:span text:style-name="T3">Schleichen</text:span></text:p>
      <text:p text:style-name="P44">shift+W: <text:span text:style-name="T3">Sprinten/Rennen <text:s/></text:span></text:p>
      <text:p text:style-name="P44">doppel strg: <text:span text:style-name="T3">lässt einen auf den Boden liegen und unter Möbel schauen.</text:span></text:p>
      <text:p text:style-name="P44">Feststelltaste: <text:span text:style-name="T3">Joggen/Laufen</text:span></text:p>
      <text:p text:style-name="P44">ESC: <text:span text:style-name="T3">Engine Menü (Grafik, Sound, Sichtweite und ähnliches)</text:span></text:p>
      <text:p text:style-name="P44">TABULATOR/TAB: <text:span text:style-name="T3">Spielmenü Übersicht (wie die Übersicht aussieht ist noch nicht sicher)</text:span></text:p>
      <text:p text:style-name="P44">P: <text:span text:style-name="T14">Magie Menü</text:span></text:p>
      <text:p text:style-name="P44"><text:span text:style-name="T13">M: </text:span><text:span text:style-name="T14">Map/Karte</text:span></text:p>
      <text:p text:style-name="P44"><text:span text:style-name="T13">Q: </text:span><text:span text:style-name="T14">Favoriten/ Schnellzugriffs Menü</text:span></text:p>
      <text:p text:style-name="P44"><text:span text:style-name="T13">J</text:span><text:span text:style-name="T14">: Journal/Questlog</text:span></text:p>
      <text:p text:style-name="P44"><text:span text:style-name="T13">I:</text:span><text:span text:style-name="T14"> Inventar</text:span></text:p>
      <text:p text:style-name="P44"><text:span text:style-name="T13">F</text:span><text:span text:style-name="T14">: Fähigkeiten(Skills und Perks/Level Übersicht)</text:span></text:p>
      <text:p text:style-name="P44"><text:span text:style-name="T13">alt+W/S/A/D: </text:span><text:span text:style-name="T14">Rolle in die angegebene Richtung</text:span></text:p>
      <text:p text:style-name="P44"><text:span text:style-name="T13">W+W/S+S/A+A/D+D: </text:span><text:span text:style-name="T14">Sprung in die angegebene Richtung</text:span></text:p>
      <text:p text:style-name="P44"><text:span text:style-name="T13">Maustasten halten: </text:span><text:span text:style-name="T14">Lädt einen starken Angriff auf. </text:span></text:p>
      <text:p text:style-name="P47">Bogen/Armbrust:</text:p>
      <text:p text:style-name="P44"><text:span text:style-name="T13">Linke Maustaste: </text:span><text:span text:style-name="T14">Pfeil nehmen und Spannen (je länger man die Taste hält desto mehr wird der Bogen gespannt)</text:span></text:p>
      <text:p text:style-name="P44"><text:span text:style-name="T13">Linke Maustaste loslassen: </text:span><text:span text:style-name="T14">Pfeil</text:span><text:span text:style-name="T13"> </text:span><text:span text:style-name="T14">schießen</text:span></text:p>
      <text:p text:style-name="P44"><text:span text:style-name="T13">Rechte Maustaste: </text:span><text:span text:style-name="T14">Nahkampf angriff</text:span></text:p>
      <text:p text:style-name="P46">Im Menü:</text:p>
      <text:p text:style-name="P40">Währung:</text:p>
      <text:p text:style-name="P43">Kupfer,Silber,Gold: 5000 Kupferstücke= 1 Silberstück, 350 Silberstücke=1 Goldstück, 1 Goldstück = 1 750 000 Kupferstücke</text:p>
      <text:p text:style-name="P32">Kupferstücke wiegen 0.0001 kg, Silberstücke wiegen 0.001 kg, Goldstücke wiegen 0.005 kg (so werden die meisten Spieler ihr Geld in das nächst Größere umtauschen sobald sie genug Geld haben). Dadurch wird es Realistisch gehalten, und die meisten Kaufen nicht mit nur 1 Cent Stücken ein um den Vergleich in unsere Welt zu ziehen.</text:p>
      <text:p text:style-name="P31"><text:soft-page-break/>Ideen für die Story</text:p>
      <text:p text:style-name="P8">Es gibt vier Familien die um die Vorherrschaft auf der Insel kämpfen. </text:p>
      <text:p text:style-name="P31">Fraktionen:</text:p>
      <text:list xml:id="list8814435053554201220" text:style-name="L3">
        <text:list-item>
          <text:p text:style-name="P63">Ein Kult der nichts aufschreibt weil der Glauben in diesem Kult es verbietet, sonst könnten ja Gedanken und wissen in falsche Hände geraten.</text:p>
        </text:list-item>
        <text:list-item>
          <text:p text:style-name="P63">Gilde der Zauberer nur für sehr Magie begabte Rassen wie Elfen oder Zwerge</text:p>
        </text:list-item>
        <text:list-item>
          <text:p text:style-name="P63">Die offenen Magier (habt ihr einen Besseren Namen?) für alle Rassen auch wenn Elfen und Zwerge hauptsächlich der Gilde der Zauberer beitreten weil diese ein besseres Verständnis von Magie haben. Man hilft dieser Gruppe sich gegen die Gilde der Zauberer zu behaupten und entweder eine zweite offizielle Gruppe der Magier zu Gründen, oder sie mit der anderen Gruppe zu vereinen, oder man scheitert.</text:p>
        </text:list-item>
        <text:list-item>
          <text:p text:style-name="P61">Schützenverein besitzt auch Speer, Pfeil und Axtwerfer. Quest Idee?</text:p>
        </text:list-item>
        <text:list-item>
          <text:p text:style-name="P61">Diebesgilde gibt es nicht sondern wenn man sie haben will muss man sie selbst Gründen man kann sie nach eigener Lust und Laune Ausrichten. (Robin Hood, Sekte, Diebe wie man sie aus dem Real life kennt)</text:p>
        </text:list-item>
      </text:list>
      <text:p text:style-name="P26">Besondere Orte:</text:p>
      <text:p text:style-name="P27">Ein Dorf wo die Menschen eine Möglichkeit der Zukunft Träumen man selbst kann entscheiden welcher Traum wahr wird und vielleicht heraus finden woher die Träume kommen.</text:p>
      <text:p text:style-name="P26">Rätsel:</text:p>
      <text:p text:style-name="P27">l,s,i (Ultra) /n,e,z,d (Schwer) /n,e,z,d,v (Normal) /n,e,z,d,v,f <text:s/>(Leicht) /n,e,z,d,v,f,s (zu Leicht) . Es sind die Anfangsbuchstaben unserer Zahlen, außer bei Ultra da sind es die letzten Buchstaben.</text:p>
      <text:p text:style-name="P26">Waffentypen:</text:p>
      <text:p text:style-name="P27">Schwerter,</text:p>
      <text:p text:style-name="P27">Speere,</text:p>
      <text:p text:style-name="P27">Stäbe bzw. Zauberstäbe,</text:p>
      <text:p text:style-name="P27">Äxte,</text:p>
      <text:p text:style-name="P27">Hämmer,</text:p>
      <text:p text:style-name="P27">Knüppel,</text:p>
      <text:p text:style-name="P27">Keulen,</text:p>
      <text:p text:style-name="P27">Streitäxte,</text:p>
      <text:p text:style-name="P27">Kriegshämmer,</text:p>
      <text:p text:style-name="P27">Bögen,</text:p>
      <text:p text:style-name="P27">Pfeile,</text:p>
      <text:p text:style-name="P27">Armbrüste,</text:p>
      <text:p text:style-name="P27">Bolzen,</text:p>
      <text:p text:style-name="P27">Wurfsterne,</text:p>
      <text:p text:style-name="P27">Dolche,</text:p>
      <text:p text:style-name="P27">Schleudern.</text:p>
      <text:p text:style-name="P26">Wirtschaftssystem:</text:p>
      <text:p text:style-name="P27">Händler:</text:p>
      <text:p text:style-name="P27">wenn man bei einem Händler oft und viel Kauft und Verkauft wird sich das Laden aussehen verändern (Der Händler macht gewinne und wird reicher). Zusätzlich ändert sich die Menge an Geld die der Händler zur Verfügung hat. Der Händler soll es auch kommentieren wenn man oft bei ihm einkauft. Ab einem Gewissen Punkt werden einige nicht ganz so Geldgierige Händler einen darauf hinweisen das man ihnen so sehr geholfen hat und sich beim Spieler mit günstigeren Preisen revanchieren. </text:p>
      <text:p text:style-name="P27">Optional:</text:p>
      <text:p text:style-name="P27">Wenn man Gute Materialien an einen Schmied verkauft, kann man ab und zu in der Umgebung Leute mit Rüstungen aus diesen Materialien herumlaufen sehen.</text:p>
      <text:p text:style-name="P27">Preise ändern sich wenn man an den selben Händler große Mengen an der selben Ware verkauft. Bei über 150 Stück senkt sich der Preis für den nächsten Spielzeit Monat der Preis dieser Ware in der Umgebung. Dasselbe gilt natürlich auch wenn man große Mengen an Waren abkauft. </text:p>
      <text:p text:style-name="P27">NPCs werden nach bestimmten regeln Einkaufen gehen und die Händler schicken anfragen über Boten an die Kapitäne (Händler werden dann auch Sachen bei den Kapitänen bestellen die der Spieler regelmäßig bei ihnen kauft). <text:s/>NPCs bekommen komplexe Regeln nach denen sie einkaufen gehen. </text:p>
      <text:p text:style-name="P27"><text:span text:style-name="T9">Freunde/Gefährten:</text:span> </text:p>
      <text:p text:style-name="P27"><text:soft-page-break/>6 Freunde auf die man im Spiel stoßen kann. Diese haben eigene Vorlieben, eine Persönlichkeit, Kampfstiele und mehr Dialog als alle anderen Charaktere im Spiel. Man kann maximal 2 gleichzeitig mit auf seine Reisen mit nehmen. Sie machen Kommentare zu deinen Aktionen und reagieren darauf, helfen im Kampf, sagen ihre meinung über alles und jeden. Zum Beispiel wofür du dich entscheidest in Questlines. Wie man mit ihnen umgeht Kommentare über einander (wenn man zwei Gefährten gleichzeitig mit nimmt) und haben auch ein Freundschaftssystem untereinander auf das man Einfluss nehmen kann. Sie werden die Aufwendigsten Charaktere im ganzen Spiel sein. Sie werden bezug auf besuchte Orte nehmen und anhand dessen Unterschiedlich reagieren. Man kann zum teil sogar auf ihre Kampfstiele Einfluss nehmen. Sie skalieren mit dem Spieler bzw. haben das selbe Levelsystem das auch der Spieler hat (was dazu führen kann das wenn man seinen Gefährten alles machen lässt dieser irgendwann viel stärker ist als der Spieler). Um das zu verhindern wird der Gefährte sich wenn er 3 Level höher ist sich mehr zurückhalten und nur eingreifen wenn das Leben des Spielers unter 50% fällt, oder ein Gegner ihn angreift. Um das alles hin zu bekommen werden diese Gefährten wahrscheinlich jeder 10 000 Zeilen an Dialog benötigen. Auch ist es mit diesen Charakteren möglich Beziehungen ein zugehen.</text:p>
      <text:p text:style-name="P27">Primäre Kampfstiele: Magier, Krieger, Fernkämpfer, Assassine, Schwertmagier, Druide (andere Vorschläge?)</text:p>
      <text:p text:style-name="P27">Charakter1:</text:p>
      <text:p text:style-name="P27">Assassine?</text:p>
      <text:p text:style-name="P27">Eine Frau die sich selbst als repräsentativ für alle hält. Sie kümmert sich um ihr äußeres, aber nicht weil sie oberflächlich ist, sondern weil sie denkt alle anderen machen das selbe, außerdem weiß sie das ihr wahres ich nicht so schön ist. Also konzentriert sie sich auf das was sie schön machen kann und das ist ihr Äußeres. Ihr wahres ich ist nicht so schön weil sie aus Naivität ihre eigene Mutter getötet hat. Den eine andere Frau hat gemeint sie sei ihre wahre Mutter und die andere habe sie geklaut weil sie neidisch auf die angebliche Mutter war. Auch hat sie es sich zunutze gemacht das ihre wahre Mutter sehr streng war, denn sie hat gemeint das eine echte Mutter niemals so streng sein würde und sie schenkte ihr auch oft Geschenke um sie weiter davon zu überzeugen, das sie die echte Mutter sei. Das alles hat die angebliche Mutter nur getan weil die echte Mutter es ausgenutzt hat das sie unfruchtbar ist und so den Mann der angeblichen Mutter abgeworben hat.</text:p>
      <text:p text:style-name="P27">Charakter2:</text:p>
      <text:p text:style-name="P27">Magier?</text:p>
      <text:p text:style-name="P27">Ist ein netter und Verständnis voller Charakter der wohl behütet aufgewachsen ist. Was dafür sorgt das er während der den großen Quests von dem Leid der anderen oder den eigenen Moralischen Entscheidungen mitgenommen wird. Auch hat er angst vor Machtlosigkeit. </text:p>
      <text:p text:style-name="P26">Lore:</text:p>
      <text:p text:style-name="P28">Am Anfang schuf Gott das Unbekannte. Danach schuf Gott das Universum und die Welt, doch danach zerstritt sich Gott mit sich selbst und trennte sich in drei Götter auf. Den ein Gott wollte weiter an der Welt und dem Universum arbeiten, während ein anderer Gott etwas neues erschaffen wollte und ein dritter wollte das Unbekannte verändern, den es ist das ##### ( unlesbar weil viele Wörter übereinander geschrieben wurden). Doch durch die Trennung trennte sich auch die Kraft von Gott und so war es Gott nicht mehr möglich seine Ziele so zu verwirklichen wie er es geplant hatte. Zumindest nicht in der selben Größenordnung. Deshalb erschuf Gott Herolde die ihm dabei helfen sollten jeder Teil von Gott erschuf seine Eigene Gruppe an Herolden.</text:p>
      <text:p text:style-name="P28">So erschuf der teil Gottes der die Welt und das Universum verbessern wollte die Völker Herolde, diese veränderten die Menschen zu neuen Rassen so wie sie den Herolden am meisten gefielen.</text:p>
      <text:p text:style-name="P28">Der teil Gottes der etwas neues erschaffen wollte erschuf die wandernden Herolde, diese wandern durch die Welt und suchen sich unter den Völkern passende Helfer und Anbeter und um heraus zu finden ob dieser oder jener Mensch, Elf, Ork, Zentaur, Zwerg, Yeti, etc. passt schicken die Herolde die Menschen auf ihre Inseln wo sich ihre auserwählten beweisen müssen oder wo sie zur Belohnung hin gehen dürfen.</text:p>
      <text:p text:style-name="P29">Magie:</text:p>
      <text:p text:style-name="P28">Magie bzw. Manna ist pure Energie die man zur Manipulation der Umgebung oder sich selbst benutzen kann. Magie und Wasser sind eng mit einander verknüpft. Das sorgt dafür das Wasser der am schwersten herbei zu Zaubernde Stoff ist. Zu beginn des Spiels ist es noch eine große Frage in der Magie Wissenschaft warum es den in der Elementarmagie eine Schule der Eis Magie gibt, aber man kann es entweder fast selbst herausfinden (man kann herausfinden das es kein Wasser ist sondern eine pure Version von einem Stoff ist der in der Luft vorkommt) oder man kann es in einer Nachricht erfahren die mit einem Schiff ankommt.</text:p>
      <text:p text:style-name="P28">Nekromantie und Illusion sind zwei Schulen der Magie die nicht nachdem Prinzip des Mannas Funktionieren.</text:p>
      <text:p text:style-name="P28"/>
      <text:p text:style-name="P30">Rassen:</text:p>
      <text:p text:style-name="P28">Menschen: Sind genau die selben wie im Mittelalter, nur das diese Magie als etwas normales empfinden das jeder Besitzt manche mehr manche weniger. Sie Glauben an die drei Götter bzw. manche Glauben an das Prinzip des einen Gottes der sich gespalten hat aber gleichzeitig immer noch dieser „eine“ Gott ist der er früher mal war. Sie betrachten die Herolde der Götter als so etwas wie die Menschen im mittelalter die Engel. Wobei es wichtig ist zwischen den <text:soft-page-break/>Herolden (bzw. die Engel der Menschen) und den „echten“ Engeln zu unterscheiden. Diese „echten“ Engel sind die Helfer der Herolde und werden von allen anderen Rassen als Engel angesehen. Man kann also sagen das die Bezeichnung Engel in diesem Universum für die Helfer der Schöpfer gilt. Denn die Menschen nennen die Herolde Engel, diese sind die Helfer der Götter bzw. des Gottes, dieser hat die Menschen geschaffen. Während die Herolde die anderen Rassen geschaffen haben. Deshalb nennen die anderen Rassen die Helfer der Herolde Engel. </text:p>
      <text:p text:style-name="P28">Elfen:</text:p>
      <text:p text:style-name="P28">Elfen sind von einem Herold erschaffen worden und die älteste Rasse nach den Menschen</text:p>
      <text:p text:style-name="P29">Fähigkeiten:</text:p>
      <text:p text:style-name="P28">Menschen: Können ihre Fähigkeiten (Skills und Perks) jederzeit um legen.</text:p>
      <text:p text:style-name="P28">Elfen: Haben eine höhere Start Manna Kapazität, resistent gegen einfache Gifte und Krankheiten, ein Gespür für Magie, bekommen mehr Manna pro Level up, sind weniger anfällig gegenüber Magie (-10%), 10% weniger Leben, 10% langsamer mit Hämmern.</text:p>
      <text:p text:style-name="P28">Orks: Höhere Start Ausdauer, bekommen mehr Leben pro Level up, sind zäher (bekommen 7% weniger Waffen Schaden). </text:p>
      <text:p text:style-name="P26">Quests:</text:p>
      <text:p text:style-name="P27">- Einer Nekromantin folgen die dir einige Perks und deine Beste Waffe bzw. deinen Besten Zauberspruch geklaut hat.</text:p>
      <text:list xml:id="list6317435398983889827" text:style-name="L4">
        <text:list-item>
          <text:p text:style-name="P62">Ein ganzes Dorf wird von Banditen angegriffen, man muss diese Gruppe zerschlagen (oder ausräuchern) und heraus finden wer die Banditen zusammen geführt hat und aus welchem Zweck. Am Ende stellt sich heraus das der Fadenzieher <text:s/>ein ehemaliger Verwalter der Provinz im Nordwesten ist und früher ins Asyl geflohen ist.</text:p>
        </text:list-item>
        <text:list-item>
          <text:p text:style-name="P62">Ein Magischer Baum der Spricht und einem ein besonderes Item oder einen besonderen Segen gibt.</text:p>
        </text:list-item>
        <text:list-item>
          <text:p text:style-name="P62">Ein kopfloser Mann rennt durch die Wälder, man muss heraus finden warum er noch lebt und wie. Es ist ein mächtiger Krieger der von dem Schärfsten bekannten Schwert geköpft wurde. Er lebt noch durch sein eigenes Verzaubertes Schwert. </text:p>
        </text:list-item>
        <text:list-item>
          <text:p text:style-name="P62">Banditen im Süden sind frühere Matrosen die ihr Schiff überlebt haben. Doch sie haben ihr Schiff auf ein sehr bekanntes Riff laufen lassen, und weil solche schlechten Seefahrer niemand will sind sie Banditen geworde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alibri1"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rame_20_contents" style:display-name="Frame contents" style:family="paragraph" style:parent-style-name="Text_20_body"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6-11-21T14:49:19.19</meta:creation-date>
    <dc:date>2017-05-31T20:07:34.33</dc:date>
    <dc:creator>Joel </dc:creator>
    <meta:editing-duration>P2DT16H12M49S</meta:editing-duration>
    <meta:editing-cycles>95</meta:editing-cycles>
    <meta:generator>OpenOffice/4.1.3$Win32 OpenOffice.org_project/413m1$Build-9783</meta:generator>
    <meta:document-statistic meta:table-count="0" meta:image-count="0" meta:object-count="0" meta:page-count="11" meta:paragraph-count="276" meta:word-count="6811" meta:character-count="44584"/>
  </office:meta>
</office:document-meta>
</file>